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24in" fo:margin-left="0.0069in" fo:margin-right="0.7736in" table:align="margins" style:may-break-between-rows="false" style:writing-mode="lr-tb"/>
    </style:style>
    <style:style style:name="tlim0.A" style:family="table-column">
      <style:table-column-properties style:column-width="6.2924in" style:rel-column-width="65535*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16" style:family="table">
      <style:table-properties style:width="7.0833in" table:align="margins" style:may-break-between-rows="false"/>
    </style:style>
    <style:style style:name="t16.A" style:family="table-column">
      <style:table-column-properties style:column-width="1.134in" style:rel-column-width="10490*"/>
    </style:style>
    <style:style style:name="t16.B" style:family="table-column">
      <style:table-column-properties style:column-width="0.6611in" style:rel-column-width="6116*"/>
    </style:style>
    <style:style style:name="t16.J" style:family="table-column">
      <style:table-column-properties style:column-width="0.6611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833in" table:align="margins" style:may-break-between-rows="false"/>
    </style:style>
    <style:style style:name="t17.A" style:family="table-column">
      <style:table-column-properties style:column-width="1.134in" style:rel-column-width="10490*"/>
    </style:style>
    <style:style style:name="t17.B" style:family="table-column">
      <style:table-column-properties style:column-width="0.6611in" style:rel-column-width="6116*"/>
    </style:style>
    <style:style style:name="t17.J" style:family="table-column">
      <style:table-column-properties style:column-width="0.6611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style:font-name="Arial" fo:font-size="10pt" fo:background-color="transparen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text-properties style:font-name="Arial" fo:font-size="9pt" fo:language="ru" fo:country="RU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P10" style:family="paragraph" style:parent-style-name="Standard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indent="0.3937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6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1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2" style:family="paragraph" style:parent-style-name="Обычный" style:master-page-name="">
      <style:paragraph-properties fo:margin-left="0in" fo:margin-right="0.0102in" fo:line-height="100%" fo:text-align="justify" style:justify-single-word="false" fo:hyphenation-ladder-count="no-limit" fo:text-indent="0in" style:auto-text-indent="false" style:page-number="auto"/>
      <style:text-properties style:font-name="Arial" fo:font-size="10pt" fo:language="ru" fo:country="RU" style:font-size-asian="10pt" style:font-name-complex="Arial" style:font-size-complex="10pt" fo:hyphenate="true" fo:hyphenation-remain-char-count="2" fo:hyphenation-push-char-count="2"/>
    </style:style>
    <style:style style:name="P63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3992in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64" style:family="paragraph" style:parent-style-name="Обычный" style:master-page-name="">
      <style:paragraph-properties fo:margin-left="0in" fo:margin-right="0in" fo:margin-top="0in" fo:margin-bottom="0in" fo:text-align="justify" style:justify-single-word="false" fo:hyphenation-ladder-count="no-limit" fo:text-indent="0.3992in" style:auto-text-indent="false" style:page-number="auto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P65" style:family="paragraph" style:parent-style-name="Standard">
      <style:paragraph-properties fo:margin-left="0in" fo:margin-right="0in" fo:text-indent="0.399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in" fo:margin-right="0in" fo:text-indent="0.3992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in" fo:margin-right="0in" fo:text-indent="0.4008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8" style:family="paragraph" style:parent-style-name="Standard">
      <style:paragraph-properties fo:margin-left="0in" fo:margin-right="0in" fo:text-indent="0.4008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Standard">
      <style:paragraph-properties fo:margin-left="0in" fo:margin-right="0in" fo:text-indent="0.398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0" style:family="paragraph" style:parent-style-name="Standard">
      <style:paragraph-properties fo:margin-left="0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1" style:family="paragraph" style:parent-style-name="Standard">
      <style:paragraph-properties fo:margin-left="0.0366in" fo:margin-right="0.0402in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.0366in" fo:margin-right="0.0366in" fo:orphans="2" fo:widows="2" fo:hyphenation-ladder-count="no-limit" fo:text-indent="-0.0366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0in" fo:margin-right="0in" fo:text-indent="0.4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in" fo:margin-right="0in" fo:text-indent="0.4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Standard">
      <style:paragraph-properties fo:margin-left="0in" fo:margin-right="0in" fo:text-indent="0.4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6" style:family="paragraph" style:parent-style-name="Standard">
      <style:paragraph-properties fo:margin-left="0in" fo:margin-right="0in" fo:text-indent="0.4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7" style:family="paragraph" style:parent-style-name="Standard">
      <style:paragraph-properties fo:margin-left="0in" fo:margin-right="0in" fo:text-indent="0.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8" style:family="paragraph" style:parent-style-name="Standard">
      <style:paragraph-properties fo:margin-left="-0.0055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9" style:family="paragraph" style:parent-style-name="Standard" style:master-page-name="">
      <style:paragraph-properties fo:margin-left="0.022in" fo:margin-right="0.022in" fo:line-height="100%" fo:text-align="justify" style:justify-single-word="false" fo:orphans="2" fo:widows="2" fo:hyphenation-ladder-count="no-limit" fo:text-indent="0.379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en" fo:country="US" style:font-name-complex="Symbol1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7" style:family="text">
      <style:text-properties fo:language="ru" fo:country="RU" fo:font-style="normal" style:text-underline-style="none" fo:font-weight="normal" style:font-name-asian="Symbol" style:font-style-asian="normal" style:font-weight-asian="normal" style:font-style-complex="normal" style:font-weight-complex="normal"/>
    </style:style>
    <style:style style:name="T18" style:family="text">
      <style:text-properties fo:language="ru" fo:country="RU" style:text-underline-style="none" style:font-style-complex="italic"/>
    </style:style>
    <style:style style:name="T19" style:family="text">
      <style:text-properties fo:language="ru" fo:country="RU" style:font-name-asian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2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3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8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style:text-position="super 58%" fo:font-style="italic" style:font-style-asian="italic" style:font-style-complex="italic"/>
    </style:style>
    <style:style style:name="T30" style:family="text">
      <style:text-properties style:text-position="super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font-style="normal" style:font-style-asian="normal" style:font-style-complex="normal"/>
    </style:style>
    <style:style style:name="T33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4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5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6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7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8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0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41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4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fo:font-style="italic" style:font-style-asian="italic" style:font-name-complex="Symbol1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language="ru" fo:country="RU"/>
    </style:style>
    <style:style style:name="T52" style:family="text">
      <style:text-properties style:use-window-font-color="true" fo:language="ru" fo:country="RU" style:font-name-asian="Symbol"/>
    </style:style>
    <style:style style:name="T53" style:family="text">
      <style:text-properties style:use-window-font-color="true" style:text-position="0% 100%"/>
    </style:style>
    <style:style style:name="T54" style:family="text">
      <style:text-properties style:use-window-font-color="true" style:text-position="0% 100%" fo:language="en" fo:country="US" style:font-name-complex="Symbol1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use-window-font-color="true" style:text-position="super 58%"/>
    </style:style>
    <style:style style:name="T57" style:family="text">
      <style:text-properties style:font-name-asian="Times New Roman"/>
    </style:style>
    <style:style style:name="T58" style:family="text">
      <style:text-properties style:text-position="0% 100%"/>
    </style:style>
    <style:style style:name="T59" style:family="text">
      <style:text-properties style:text-position="0% 100%" fo:language="en" fo:country="US"/>
    </style:style>
    <style:style style:name="T60" style:family="text">
      <style:text-properties style:text-position="0% 100%" fo:language="en" fo:country="US" style:text-underline-style="none" style:font-name-complex="Arial"/>
    </style:style>
    <style:style style:name="T61" style:family="text">
      <style:text-properties style:text-position="0% 100%" fo:language="en" fo:country="US" style:text-underline-style="none" fo:background-color="transparent" style:font-name-complex="Arial"/>
    </style:style>
    <style:style style:name="T62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3" style:family="text">
      <style:text-properties style:text-position="0% 100%" fo:language="en" fo:country="US" fo:font-style="italic" style:font-style-asian="italic" style:font-style-complex="italic"/>
    </style:style>
    <style:style style:name="T64" style:family="text">
      <style:text-properties style:text-position="0% 100%" fo:language="en" fo:country="US" style:font-name-complex="Symbol1"/>
    </style:style>
    <style:style style:name="T65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6" style:family="text">
      <style:text-properties style:text-position="0% 100%" fo:language="ru" fo:country="RU" fo:font-style="italic" style:font-style-asian="italic" style:font-style-complex="italic"/>
    </style:style>
    <style:style style:name="T67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6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9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0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71" style:family="text">
      <style:text-properties style:text-position="0% 100%" style:font-name="Arial" fo:font-size="9pt" fo:language="ru" fo:country="RU" style:font-size-asian="9pt" style:font-size-complex="9pt"/>
    </style:style>
    <style:style style:name="T72" style:family="text">
      <style:text-properties style:text-position="0% 100%" style:font-name="Arial" fo:font-size="9pt" fo:language="en" fo:country="US" style:font-size-asian="9pt" style:font-size-complex="9pt"/>
    </style:style>
    <style:style style:name="T73" style:family="text">
      <style:text-properties style:text-position="0% 100%" style:text-underline-style="none" style:font-name-complex="Arial"/>
    </style:style>
    <style:style style:name="T74" style:family="text">
      <style:text-properties style:text-position="0% 100%" style:text-underline-style="none" fo:background-color="transparent" style:font-name-complex="Arial"/>
    </style:style>
    <style:style style:name="T75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6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7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8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80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1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2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fo:color="#ffffff" style:text-underline-style="solid" style:text-underline-width="auto" style:text-underline-color="font-color"/>
    </style:style>
    <style:style style:name="T86" style:family="text">
      <style:text-properties fo:color="#000000" fo:language="en" fo:country="US" fo:font-weight="normal" style:font-weight-asian="normal" style:font-weight-complex="normal"/>
    </style:style>
    <style:style style:name="T87" style:family="text">
      <style:text-properties fo:color="#000000" fo:font-weight="normal" style:font-weight-asian="normal" style:font-weight-complex="normal"/>
    </style:style>
    <style:style style:name="T88" style:family="text">
      <style:text-properties fo:color="#000000" fo:language="ru" fo:country="RU" fo:font-weight="normal" style:font-weight-asian="normal" style:font-weight-complex="normal"/>
    </style:style>
    <style:style style:name="T89" style:family="text">
      <style:text-properties fo:background-color="transparent" style:font-name-complex="Ari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fo:background-color="transparent" style:font-weight-asian="normal" style:font-weight-complex="normal"/>
    </style:style>
    <style:style style:name="T92" style:family="text">
      <style:text-properties fo:font-size="10pt" fo:language="ru" fo:country="RU" style:font-size-asian="10pt" style:font-size-complex="10pt"/>
    </style:style>
    <style:style style:name="T9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9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5" style:family="text">
      <style:text-properties style:font-name="Arial"/>
    </style:style>
    <style:style style:name="T9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9" style:family="text">
      <style:text-properties style:font-name="Arial" fo:font-size="10pt" fo:language="ru" fo:country="RU" fo:font-weight="normal" style:font-name-asian="Symbol" style:font-size-asian="10pt" style:font-weight-asian="normal" style:font-name-complex="Arial" style:font-size-complex="10pt" style:font-weight-complex="normal"/>
    </style:style>
    <style:style style:name="T100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1" style:family="text">
      <style:text-properties style:font-name="Arial" fo:font-size="10pt" style:font-size-asian="10pt" style:font-size-complex="10pt"/>
    </style:style>
    <style:style style:name="T10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4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6" style:family="text">
      <style:text-properties style:font-name="Arial" fo:font-size="11pt" style:font-size-asian="11pt" style:font-size-complex="11pt"/>
    </style:style>
    <style:style style:name="T10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1" style:family="text">
      <style:text-properties style:font-name="Arial" fo:font-size="11pt" fo:font-weight="bold" style:font-size-asian="11pt" style:font-weight-asian="bold" style:font-size-complex="11pt"/>
    </style:style>
    <style:style style:name="T1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4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8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2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2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2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4" style:family="text">
      <style:text-properties style:font-name="Arial" fo:font-size="9pt" fo:language="en" fo:country="US" style:font-size-asian="9pt" style:font-size-complex="9pt"/>
    </style:style>
    <style:style style:name="T12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26" style:family="text">
      <style:text-properties style:font-name="Arial" fo:font-size="9pt" style:font-size-asian="9pt" style:font-size-complex="9pt"/>
    </style:style>
    <style:style style:name="T127" style:family="text">
      <style:text-properties fo:font-size="11pt" style:text-underline-style="none" style:font-size-asian="11pt" style:font-size-complex="11pt"/>
    </style:style>
    <style:style style:name="T128" style:family="text">
      <style:text-properties fo:font-size="11pt" style:text-underline-style="none" style:font-size-asian="11pt" style:font-size-complex="11pt" style:font-style-complex="italic"/>
    </style:style>
    <style:style style:name="T129" style:family="text">
      <style:text-properties fo:font-size="11pt" style:font-size-asian="11pt" style:font-size-complex="11pt"/>
    </style:style>
    <style:style style:name="T130" style:family="text">
      <style:text-properties fo:font-size="11pt" fo:language="en" fo:country="US" style:font-size-asian="11pt" style:font-size-complex="11pt"/>
    </style:style>
    <style:style style:name="T131" style:family="text">
      <style:text-properties fo:font-size="11pt" fo:language="ru" fo:country="RU" style:font-size-asian="11pt" style:font-size-complex="11pt"/>
    </style:style>
    <style:style style:name="T132" style:family="text">
      <style:text-properties style:text-position="super 65%" style:font-name="Arial" fo:font-size="9pt" style:font-size-asian="9pt" style:font-size-complex="9pt"/>
    </style:style>
    <style:style style:name="T133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4" style:family="text">
      <style:text-properties style:font-name-complex="Arial"/>
    </style:style>
    <style:style style:name="T135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36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7" style:family="text">
      <style:text-properties style:font-name="Times New Roman" fo:font-size="12pt" style:font-size-asian="12pt" style:font-size-complex="12pt" style:font-style-complex="italic"/>
    </style:style>
    <style:style style:name="T13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9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4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4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3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4" style:family="text">
      <style:text-properties style:font-name="Arial1" fo:background-color="transparent" style:font-name-complex="Arial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fo:font-size="12pt" fo:font-style="italic" style:font-size-asian="12pt" style:font-style-asian="italic" style:font-size-complex="12pt" style:font-style-complex="italic"/>
    </style:style>
    <style:style style:name="T147" style:family="text">
      <style:text-properties fo:font-size="12pt" fo:language="ru" fo:country="RU" style:font-size-asian="12pt" style:font-size-complex="12pt"/>
    </style:style>
    <style:style style:name="T14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49" style:family="text">
      <style:text-properties fo:font-size="9pt" fo:language="ru" fo:country="RU" style:text-underline-style="none" fo:font-weight="normal" style:font-name-asian="Symbol" style:font-size-asian="9pt" style:font-weight-asian="normal" style:font-size-complex="9pt" style:font-weight-complex="normal"/>
    </style:style>
    <style:style style:name="T150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Протокол № 48-<text:span text:style-name="T83"><text:tab/><text:tab/></text:span></text:p>
      <text:p text:style-name="P59"/>
      <text:p text:style-name="P41"><text:span text:style-name="Основной_20_шрифт_20_абзаца"><text:span text:style-name="T106">поверки<text:tab/><text:tab/><text:tab/></text:span></text:span><text:span text:style-name="Основной_20_шрифт_20_абзаца"><text:span text:style-name="T119">Д</text:span></text:span><text:span text:style-name="Основной_20_шрифт_20_абзаца"><text:span text:style-name="T114">озиметра-радиометра МКС-</text:span></text:span><text:span text:style-name="Основной_20_шрифт_20_абзаца"><text:span text:style-name="T118">АТ</text:span></text:span><text:span text:style-name="Основной_20_шрифт_20_абзаца"><text:span text:style-name="T114">1117М</text:span></text:span></text:p>
      <text:p text:style-name="P43"/>
      <text:p text:style-name="P42"><text:span text:style-name="Основной_20_шрифт_20_абзаца"><text:span text:style-name="T106">№ </text:span></text:span><text:span text:style-name="Основной_20_шрифт_20_абзаца"><text:span text:style-name="T107"><text:s/></text:span></text:span><text:span text:style-name="Основной_20_шрифт_20_абзаца"><text:span text:style-name="T96">$s</text:span></text:span><text:span text:style-name="Основной_20_шрифт_20_абзаца"><text:span text:style-name="T100">erial</text:span></text:span><text:span text:style-name="Основной_20_шрифт_20_абзаца"><text:span text:style-name="T108"><text:tab/></text:span></text:span></text:p>
      <text:p text:style-name="P42"><text:span text:style-name="Основной_20_шрифт_20_абзаца"><text:span text:style-name="T106">принадлежащего</text:span></text:span><text:span text:style-name="Основной_20_шрифт_20_абзаца"><text:span text:style-name="T108"><text:tab/></text:span></text:span></text:p>
      <text:p text:style-name="P44"/>
      <text:p text:style-name="P42"><text:span text:style-name="Основной_20_шрифт_20_абзаца"><text:span text:style-name="T112">ИЗГОТОВИТЕЛЬ</text:span></text:span><text:span text:style-name="Основной_20_шрифт_20_абзаца"><text:span text:style-name="T113"> <text:s text:c="40"/></text:span></text:span><text:span text:style-name="Основной_20_шрифт_20_абзаца"><text:span text:style-name="T109">УП «АТОМТЕХ»<text:tab/></text:span></text:span></text:p>
      <text:p text:style-name="P53"><text:tab/><text:tab/></text:p>
      <text:p text:style-name="P60"><text:span text:style-name="Основной_20_шрифт_20_абзаца"><text:span text:style-name="T9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9">Т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9">С</text:span></text:span><text:span text:style-name="Основной_20_шрифт_20_абзаца"><text:span text:style-name="T90">, атмосферном давлении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кПа, относительной влажности воздуха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<text:s/>%, внешнем фоне γ-излучения </text:span></text:span><text:span text:style-name="Основной_20_шрифт_20_абзаца"><text:span text:style-name="T140">Ḣ</text:span></text:span><text:span text:style-name="Основной_20_шрифт_20_абзаца"><text:span text:style-name="T24">*</text:span></text:span><text:span text:style-name="Основной_20_шрифт_20_абзаца"><text:span text:style-name="T142">(10)</text:span></text:span><text:span text:style-name="Основной_20_шрифт_20_абзаца"><text:span text:style-name="T90"> </text:span></text:span><text:span text:style-name="Основной_20_шрифт_20_абзаца"><text:span text:style-name="T90">= </text:span></text:span><text:span text:style-name="Основной_20_шрифт_20_абзаца"><text:span text:style-name="T84"><text:s text:c="6"/></text:span></text:span><text:span text:style-name="Основной_20_шрифт_20_абзаца"><text:span text:style-name="T90">мкЗв/ч, согласно методике, изложенной в МРБ МП.1</text:span></text:span><text:span text:style-name="Основной_20_шрифт_20_абзаца"><text:span text:style-name="T15">3</text:span></text:span><text:span text:style-name="Основной_20_шрифт_20_абзаца"><text:span text:style-name="T90">96-201</text:span></text:span><text:span text:style-name="Основной_20_шрифт_20_абзаца"><text:span text:style-name="T15">8</text:span></text:span><text:span text:style-name="Основной_20_шрифт_20_абзаца"><text:span text:style-name="T9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80">- <text:span text:style-name="T8">$facility_pp_110</text:span><text:span text:style-name="T9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80">- <text:span text:style-name="T8">$facility_pp_1</text:span><text:span text:style-name="T15">3</text:span><text:span text:style-name="T8">0</text:span><text:span text:style-name="T9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9">- <text:span text:style-name="T86">$facility_pp_1</text:span><text:span text:style-name="T88">4</text:span><text:span text:style-name="T86">0</text:span><text:span text:style-name="T8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7">- <text:span text:style-name="T8">$facility_din_alpha$</text:span><text:span text:style-name="T9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6"><text:span text:style-name="T92">- </text:span><text:span text:style-name="T94">$facility_din_beta$</text:span><text:span text:style-name="T93">;</text:span><text:span text:style-name="T85"> </text:span></text:p>
          </table:table-cell>
        </table:table-row>
      </table:table>
      <text:p text:style-name="P4"/>
      <text:p text:style-name="P62"><text:span text:style-name="T91">В состав дозиметра-радиометра МКС-АТ1117М входит: </text:span><text:span text:style-name="T4">$used_units$.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71">Диапазон измерения мощности амбиентной дозы рентгеновского и γ <text:span text:style-name="T4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7"><text:span text:style-name="Основной_20_шрифт_20_абзаца"><text:span text:style-name="T149">- </text:span></text:span><text:span text:style-name="T150">БОИ: 1.0 мкЗв/ч – 10.0 мЗв/ч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8">- БОИ: 1.0 мкЗв/ч – <text:span text:style-name="T4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9">- БОИ<text:span text:style-name="T4">-2</text:span>: 1.0 мкЗв/ч – <text:span text:style-name="T4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9">- БОИ<text:span text:style-name="T4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0">- БОИ<text:span text:style-name="T4">-4</text:span>: <text:span text:style-name="T4">0</text:span>.<text:span text:style-name="T14">1</text:span> мкЗв/ч – <text:span text:style-name="T4">1</text:span><text:span text:style-name="T14">00</text:span> <text:span text:style-name="T14">м</text:span>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70">- БОИ<text:span text:style-name="T4">-5</text:span>: 1.0 мкЗв/ч – <text:span text:style-name="T4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8">- Б<text:span text:style-name="T14">ДКГ</text:span><text:span text:style-name="T4">-01</text:span>: <text:span text:style-name="T4">0</text:span>.<text:span text:style-name="T4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0">- Б<text:span text:style-name="T14">ДКГ-03</text:span>: <text:span text:style-name="T4">30</text:span>.0 <text:span text:style-name="T14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5">- Б<text:span text:style-name="T14">ДКГ-0</text:span><text:span text:style-name="T4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5">- Б<text:span text:style-name="T14">ДКГ-0</text:span><text:span text:style-name="T4">5</text:span>: <text:span text:style-name="T4">30</text:span>.0 <text:span text:style-name="T14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8">- Б<text:span text:style-name="T14">ДКГ-</text:span><text:span text:style-name="T4">11</text:span>: 3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5">- Б<text:span text:style-name="T14">ДКГ</text:span><text:span text:style-name="T4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5">- Б<text:span text:style-name="T14">ДКГ-</text:span><text:span text:style-name="T4">24</text:span>: 3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5">- Б<text:span text:style-name="T14">ДКГ-</text:span><text:span text:style-name="T4">32</text:span>: 3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6">- Б<text:span text:style-name="T14">ДКР-01</text:span>: 0.0<text:span text:style-name="T4">5</text:span> мкЗв/ч – <text:span text:style-name="T4">100</text:span> <text:span text:style-name="T14">мкЗв</text:span><text:span text:style-name="T4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5">- БДПС-02: <text:span text:style-name="T5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72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73"><text:span text:style-name="Основной_20_шрифт_20_абзаца"><text:span text:style-name="T19">- </text:span></text:span>БДПА-01: <text:span text:style-name="T12">α</text:span> 0.1 – 10<text:span text:style-name="T20">5</text:span> мин<text:span text:style-name="T20">-1</text:span><text:span text:style-name="T12">⋅</text:span>см<text:span text:style-name="T20">-2</text:span><text:span text:style-name="T58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75"><text:span text:style-name="Основной_20_шрифт_20_абзаца"><text:span text:style-name="T52">- </text:span></text:span><text:span text:style-name="T50">БДПА-02: </text:span><text:span text:style-name="T55">α</text:span><text:span text:style-name="T50"> 0.05 <text:s/>– 5</text:span><text:span text:style-name="T55">⋅</text:span><text:span text:style-name="T50">10</text:span><text:span text:style-name="T56">4</text:span> <text:span text:style-name="T50">мин</text:span><text:span text:style-name="T56">-1</text:span><text:span text:style-name="T55">⋅</text:span><text:span text:style-name="T50">см</text:span><text:span text:style-name="T56">-2</text:span><text:span text:style-name="T50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74"><text:span text:style-name="Основной_20_шрифт_20_абзаца"><text:span text:style-name="T19">- </text:span></text:span>БДПА-0<text:span text:style-name="T4">3</text:span>: <text:span text:style-name="T12">α</text:span> 0.05 <text:s/>– <text:span text:style-name="T4">2</text:span><text:span text:style-name="T12">⋅</text:span>10<text:span text:style-name="T20">4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7"><text:span text:style-name="Основной_20_шрифт_20_абзаца"><text:span text:style-name="T19">- </text:span></text:span>БДПС-02: <text:span text:style-name="T13">α</text:span> 30 – 10<text:span text:style-name="T20">6</text:span> мин<text:span text:style-name="T20">-1</text:span><text:span text:style-name="T13">⋅</text:span>см<text:span text:style-name="T2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72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73"><text:span text:style-name="Основной_20_шрифт_20_абзаца"><text:span text:style-name="T19">- </text:span></text:span>БДПБ-01: <text:span text:style-name="T12">β</text:span> 1 –5<text:span text:style-name="T12">⋅</text:span>10<text:span text:style-name="T20">5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76"><text:span text:style-name="Основной_20_шрифт_20_абзаца"><text:span text:style-name="T52">- </text:span></text:span><text:span text:style-name="T50">БДПБ-02: </text:span><text:span text:style-name="T55">β </text:span><text:span text:style-name="T53">0.5 <text:s/>– 1.5</text:span><text:span text:style-name="T54">⋅</text:span><text:span text:style-name="T53">10</text:span><text:span text:style-name="T56">5</text:span><text:span text:style-name="T58"> </text:span><text:span text:style-name="T53">мин</text:span><text:span text:style-name="T56">-1</text:span><text:span text:style-name="T54">⋅</text:span><text:span text:style-name="T53">см</text:span><text:span text:style-name="T56">-2</text:span><text:span text:style-name="T53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73"><text:span text:style-name="Основной_20_шрифт_20_абзаца"><text:span text:style-name="T19">- </text:span></text:span>БДПБ-0<text:span text:style-name="T4">3</text:span>: <text:span text:style-name="T12">β </text:span><text:span text:style-name="T58">0.5 <text:s/>– </text:span><text:span text:style-name="T59">0</text:span><text:span text:style-name="T58">.5</text:span><text:span text:style-name="T64">⋅</text:span><text:span text:style-name="T58">10</text:span><text:span text:style-name="T20">5</text:span><text:span text:style-name="T58"> мин</text:span><text:span text:style-name="T20">-1</text:span><text:span text:style-name="T64">⋅</text:span><text:span text:style-name="T58">см</text:span><text:span text:style-name="T20">-2</text:span><text:span text:style-name="T58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7"><text:span text:style-name="Основной_20_шрифт_20_абзаца"><text:span text:style-name="T19">- </text:span></text:span>БДПС-02: <text:span text:style-name="T13">β</text:span> 6.0 – 10<text:span text:style-name="T20">6</text:span> мин<text:span text:style-name="T20">-1</text:span><text:span text:style-name="T13">⋅</text:span>см<text:span text:style-name="T20">-2</text:span><text:span text:style-name="T5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72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73"><text:span text:style-name="Основной_20_шрифт_20_абзаца"><text:span text:style-name="T19">- </text:span></text:span>Б<text:span text:style-name="T14">ДКН-01</text:span>: 0.1 – 10<text:span text:style-name="T20">4</text:span> с<text:span text:style-name="T20">-1</text:span>⋅см<text:span text:style-name="T20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73"><text:span text:style-name="Основной_20_шрифт_20_абзаца"><text:span text:style-name="T19">- </text:span></text:span>Б<text:span text:style-name="T14">ДКН-05</text:span>: 0.1 – 2<text:span text:style-name="T64">⋅</text:span>10<text:span text:style-name="T20">3</text:span> с<text:span text:style-name="T20">-1</text:span>⋅см<text:span text:style-name="T2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72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73"><text:span text:style-name="Основной_20_шрифт_20_абзаца"><text:span text:style-name="T19">- </text:span></text:span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73"><text:span text:style-name="Основной_20_шрифт_20_абзаца"><text:span text:style-name="T19">- </text:span></text:span>БДКН-0<text:span text:style-name="T4">6</text:span>: 0.1 мкЗв/ч – <text:span text:style-name="T4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72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73"><text:span text:style-name="Основной_20_шрифт_20_абзаца"><text:span text:style-name="T19">- </text:span></text:span>Б<text:span text:style-name="T14">ДКГ-</text:span><text:span text:style-name="T4">30</text:span>: 0.0<text:span text:style-name="T4">3</text:span> мкГр/ч – <text:span text:style-name="T4">1</text:span> Гр/ч;</text:p>
          </table:table-cell>
        </table:table-row>
      </table:table>
      <text:p text:style-name="P9"/>
      <text:p text:style-name="P41"><text:span text:style-name="T113">1. Внешний осмотр (Соответствует МП):</text:span><text:span text:style-name="T115"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1"><text:span text:style-name="Основной_20_шрифт_20_абзаца"><text:span text:style-name="T121"/></text:span></text:p>
      <text:p text:style-name="P41"><text:span text:style-name="T110">2. Опробование (Соответствует МП):</text:span><text:span text:style-name="T117"><text:tab/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7"/>
      <text:p text:style-name="P41"><text:span text:style-name="Основной_20_шрифт_20_абзаца"><text:span text:style-name="T97">Идентификационные данные (признаки):</text:span></text:span></text:p>
      <text:p text:style-name="P63"><text:span text:style-name="Основной_20_шрифт_20_абзаца"><text:span text:style-name="T99">- </text:span></text:span><text:span text:style-name="Основной_20_шрифт_20_абзаца"><text:span text:style-name="T98">идентификационное наименование ПО:<text:tab/><text:tab/>ATexch.exe</text:span></text:span></text:p>
      <text:p text:style-name="P64"><text:span text:style-name="Основной_20_шрифт_20_абзаца"><text:span text:style-name="T17">- </text:span></text:span><text:span text:style-name="Основной_20_шрифт_20_абзаца"><text:span text:style-name="T16">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6"/></text:span></text:p>
      <text:p text:style-name="P45">3. Определение метрологических характеристик:</text:p>
      <text:p text:style-name="P13"/>
      <table:table table:name="t16" table:style-name="t16">
        <table:table-column table:style-name="t16.A"/>
        <table:table-column table:style-name="t16.B" table:number-columns-repeated="8"/>
        <table:table-column table:style-name="t16.J"/>
        <text:soft-page-break/>
        <table:table-row>
          <table:table-cell table:style-name="t1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6.B2" office:value-type="string">
            <text:p text:style-name="P50">№ ист.</text:p>
          </table:table-cell>
          <table:table-cell table:style-name="t1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4">(10)</text:span></text:p>
          </table:table-cell>
          <table:table-cell table:style-name="t1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4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4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4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4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7.B2" office:value-type="string">
            <text:p text:style-name="P50">№ ист.</text:p>
          </table:table-cell>
          <table:table-cell table:style-name="t1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4">(10)</text:span></text:p>
          </table:table-cell>
          <table:table-cell table:style-name="t1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4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4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4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4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able:table-row>
          <table:table-cell table:style-name="t2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3.B2" office:value-type="string">
            <text:p text:style-name="P50">№ ист.</text:p>
          </table:table-cell>
          <table:table-cell table:style-name="t2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4">(10)</text:span></text:p>
          </table:table-cell>
          <table:table-cell table:style-name="t2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4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4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4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4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4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4.B2" office:value-type="string">
            <text:p text:style-name="P50">№ ист.</text:p>
          </table:table-cell>
          <table:table-cell table:style-name="t2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4">(10)</text:span></text:p>
          </table:table-cell>
          <table:table-cell table:style-name="t2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4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4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4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4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4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8.B2" office:value-type="string">
            <text:p text:style-name="P50">№ ист.</text:p>
          </table:table-cell>
          <table:table-cell table:style-name="t1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8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4">(10)</text:span></text:p>
          </table:table-cell>
          <table:table-cell table:style-name="t1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8.A3" office:value-type="string">
            <text:p text:style-name="P30">7 <text:span text:style-name="T14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4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4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4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4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9.B2" office:value-type="string">
            <text:p text:style-name="P50">№ ист.</text:p>
          </table:table-cell>
          <table:table-cell table:style-name="t2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4">(10)</text:span></text:p>
          </table:table-cell>
          <table:table-cell table:style-name="t2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4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4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4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4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4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.B2" office:value-type="string">
            <text:p text:style-name="P50">№ ист.</text:p>
          </table:table-cell>
          <table:table-cell table:style-name="t1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4">(10)</text:span></text:p>
          </table:table-cell>
          <table:table-cell table:style-name="t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4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.B2" office:value-type="string">
            <text:p text:style-name="P50">№ ист.</text:p>
          </table:table-cell>
          <table:table-cell table:style-name="t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4">(10)</text:span></text:p>
          </table:table-cell>
          <table:table-cell table:style-name="t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4">240</text:span> <text:span text:style-name="T14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3.B2" office:value-type="string">
            <text:p text:style-name="P50">№ ист.</text:p>
          </table:table-cell>
          <table:table-cell table:style-name="t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4">(10)</text:span></text:p>
          </table:table-cell>
          <table:table-cell table:style-name="t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4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4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4.B2" office:value-type="string">
            <text:p text:style-name="P50">№ ист.</text:p>
          </table:table-cell>
          <table:table-cell table:style-name="t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4">(10)</text:span></text:p>
          </table:table-cell>
          <table:table-cell table:style-name="t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5.B2" office:value-type="string">
            <text:p text:style-name="P50">№ ист.</text:p>
          </table:table-cell>
          <table:table-cell table:style-name="t5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5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4">(10)</text:span></text:p>
          </table:table-cell>
          <table:table-cell table:style-name="t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5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6.B2" office:value-type="string">
            <text:p text:style-name="P50">№ ист.</text:p>
          </table:table-cell>
          <table:table-cell table:style-name="t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4">(10)</text:span></text:p>
          </table:table-cell>
          <table:table-cell table:style-name="t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7" office:value-type="string">
            <text:p text:style-name="P30"><text:span text:style-name="T4">40</text:span> Зв/ч</text:p>
          </table:table-cell>
          <table:table-cell table:style-name="t6.B7" office:value-type="string">
            <text:p text:style-name="P31">$6-34</text:p>
          </table:table-cell>
          <table:table-cell table:style-name="t6.B7" office:value-type="string">
            <text:p text:style-name="P31">$6-44</text:p>
          </table:table-cell>
          <table:table-cell table:style-name="t6.B7" office:value-type="string">
            <text:p text:style-name="P31">$6-64</text:p>
          </table:table-cell>
          <table:table-cell table:style-name="t6.B7" office:value-type="string">
            <text:p text:style-name="P31">$6-74</text:p>
          </table:table-cell>
          <table:table-cell table:style-name="t6.B7" office:value-type="string">
            <text:p text:style-name="P31">$6-84</text:p>
          </table:table-cell>
          <table:table-cell table:style-name="t6.B7" office:value-type="string">
            <text:p text:style-name="P31">$6-04</text:p>
          </table:table-cell>
          <table:table-cell table:style-name="t6.B7" office:value-type="string">
            <text:p text:style-name="P31">$6-14</text:p>
          </table:table-cell>
          <table:table-cell table:style-name="t6.B7" office:value-type="string">
            <text:p text:style-name="P3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7.B2" office:value-type="string">
            <text:p text:style-name="P50">№ ист.</text:p>
          </table:table-cell>
          <table:table-cell table:style-name="t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4">(10)</text:span></text:p>
          </table:table-cell>
          <table:table-cell table:style-name="t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4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66">Ка</text:span><text:span text:style-name="T45">0</text:span><text:span text:style-name="T46">i</text:span></text:p>
          </table:table-cell>
          <table:table-cell table:style-name="t8.B2" office:value-type="string">
            <text:p text:style-name="P50">№ ист.</text:p>
          </table:table-cell>
          <table:table-cell table:style-name="t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8.B2" table:number-columns-spanned="3" office:value-type="string">
            <text:p text:style-name="P38"><text:span text:style-name="T95">Показания прибора, </text:span><text:s text:c="17"/><text:span text:style-name="T82">Ка</text:span><text:span text:style-name="T43">i</text:span></text:p>
          </table:table-cell>
          <table:covered-table-cell/>
          <table:covered-table-cell/>
          <table:table-cell table:style-name="t8.B2" office:value-type="string">
            <text:p text:style-name="P40"><draw:frame draw:style-name="fr1" draw:name="Объект14" text:anchor-type="as-char" svg:y="-0.1752in" svg:width="0.3429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8.A3" office:value-type="string">
            <text:p text:style-name="P34">фон (мк<text:span text:style-name="T14">Гр</text:span>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4">7</text:span> мк<text:span text:style-name="T14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8.A3" office:value-type="string">
            <text:p text:style-name="P30">0,<text:span text:style-name="T14">7</text:span> мк<text:span text:style-name="T14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4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4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4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4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4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4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4">ах</text:span> <text:span text:style-name="T4">0,0</text:span><text:span text:style-name="T14">7</text:span> мк<text:span text:style-name="T14">Гр</text:span>/ч <text:span text:style-name="T14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9.B2" office:value-type="string">
            <text:p text:style-name="P50">№ ист.</text:p>
          </table:table-cell>
          <table:table-cell table:style-name="t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4">(10)</text:span></text:p>
          </table:table-cell>
          <table:table-cell table:style-name="t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4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4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134">при </text:span><text:span text:style-name="T10">измерени</text:span><text:span text:style-name="T134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10.B2" office:value-type="string">
            <text:p text:style-name="P6"><text:span text:style-name="T48">d</text:span>, <text:span text:style-name="T14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39">i 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35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0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string">
            <text:p text:style-name="P36">—</text:p>
          </table:table-cell>
          <table:table-cell table:style-name="t10.B3" table:number-columns-spanned="3" office:value-type="string">
            <text:p text:style-name="P7">$<text:span text:style-name="T14">10</text:span>-00</text:p>
          </table:table-cell>
          <table:covered-table-cell/>
          <table:covered-table-cell/>
          <table:table-cell table:style-name="t10.B3" office:value-type="string">
            <text:p text:style-name="P7">$<text:span text:style-name="T14">10</text:span>-00</text:p>
          </table:table-cell>
          <table:table-cell table:style-name="t10.G3" office:value-type="string">
            <text:p text:style-name="P36">—</text:p>
          </table:table-cell>
          <table:table-cell table:style-name="t10.B3" office:value-type="string">
            <text:p text:style-name="P36">—</text:p>
          </table:table-cell>
          <table:table-cell table:style-name="t10.B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4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4">-82</text:span></text:p>
          </table:table-cell>
          <table:table-cell table:style-name="t10.G3" office:value-type="string">
            <text:p text:style-name="P7">$<text:span text:style-name="T14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4">3</text:span></text:p>
          </table:table-cell>
          <table:table-cell table:style-name="t10.G3" office:value-type="string">
            <text:p text:style-name="P7">$10-7<text:span text:style-name="T14">3</text:span></text:p>
          </table:table-cell>
          <table:table-cell table:style-name="t10.G3" office:value-type="string">
            <text:p text:style-name="P7">$10<text:span text:style-name="T14">-83</text:span></text:p>
          </table:table-cell>
          <table:table-cell table:style-name="t10.G3" office:value-type="string">
            <text:p text:style-name="P7">$<text:span text:style-name="T14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4">4</text:span></text:p>
          </table:table-cell>
          <table:table-cell table:style-name="t10.C7" office:value-type="string">
            <text:p text:style-name="P7">$10-7<text:span text:style-name="T14">4</text:span></text:p>
          </table:table-cell>
          <table:table-cell table:style-name="t10.C7" office:value-type="string">
            <text:p text:style-name="P7">$10<text:span text:style-name="T14">-84</text:span></text:p>
          </table:table-cell>
          <table:table-cell table:style-name="t10.C7" office:value-type="string">
            <text:p text:style-name="P7">$<text:span text:style-name="T14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10">Определение основной относительной погрешности </text:span><text:span text:style-name="T14">при </text:span><text:span text:style-name="T10">измерени</text:span><text:span text:style-name="T14">и</text:span><text:span text:style-name="T10"> </text:span><text:span text:style-name="T14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11.B2" office:value-type="string">
            <text:p text:style-name="P6"><text:span text:style-name="T48">d</text:span>, <text:span text:style-name="T14">см</text:span></text:p>
          </table:table-cell>
          <table:table-cell table:style-name="t11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11.F2" office:value-type="string">
            <text:p text:style-name="P21"><text:span text:style-name="Основной_20_шрифт_20_абзаца"><text:span text:style-name="T62"><draw:frame draw:style-name="fr1" draw:name="Объект156" text:anchor-type="as-char" svg:y="-0.1752in" svg:width="0.2846in" style:rel-width="scale" svg:height="0.2354in" style:rel-height="scale" draw:z-index="17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11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,</text:span></text:span><text:span text:style-name="Основной_20_шрифт_20_абзаца"><text:span text:style-name="T62"><text:line-break/></text:span></text:span><text:span text:style-name="Основной_20_шрифт_20_абзаца"><text:span text:style-name="T65">мкЗв/ч</text:span></text:span></text:p>
          </table:table-cell>
          <table:table-cell table:style-name="t1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string">
            <text:p text:style-name="P36">—</text:p>
          </table:table-cell>
          <table:table-cell table:style-name="t11.B3" table:number-columns-spanned="3" office:value-type="string">
            <text:p text:style-name="P7">$11-00</text:p>
          </table:table-cell>
          <table:covered-table-cell/>
          <table:covered-table-cell/>
          <table:table-cell table:style-name="t11.B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4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4">3</text:span></text:p>
          </table:table-cell>
          <table:table-cell table:style-name="t11.G3" office:value-type="string">
            <text:p text:style-name="P7">$11-7<text:span text:style-name="T14">3</text:span></text:p>
          </table:table-cell>
          <table:table-cell table:style-name="t11.G3" office:value-type="string">
            <text:p text:style-name="P7">$11-<text:span text:style-name="T14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4">4</text:span></text:p>
          </table:table-cell>
          <table:table-cell table:style-name="t11.C7" office:value-type="string">
            <text:p text:style-name="P7">$11-7<text:span text:style-name="T14">4</text:span></text:p>
          </table:table-cell>
          <table:table-cell table:style-name="t11.C7" office:value-type="string">
            <text:p text:style-name="P7">$11-<text:span text:style-name="T14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9"><text:span text:style-name="T50">Определение основной относительной погрешности </text:span><text:span text:style-name="T51">при </text:span><text:span text:style-name="T50">измерени</text:span><text:span text:style-name="T51">и</text:span><text:span text:style-name="T50"> </text:span><text:span text:style-name="T51">мощности дозы</text:span><text:span text:style-name="T50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28.B2" office:value-type="string">
            <text:p text:style-name="P6"><text:span text:style-name="T48">d</text:span>, <text:span text:style-name="T14">см</text:span></text:p>
          </table:table-cell>
          <table:table-cell table:style-name="t28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28.F2" office:value-type="string">
            <text:p text:style-name="P21"><text:span text:style-name="Основной_20_шрифт_20_абзаца"><text:span text:style-name="T62"><draw:frame draw:style-name="fr1" draw:name="Объект166" text:anchor-type="as-char" svg:y="-0.1752in" svg:width="0.2846in" style:rel-width="scale" svg:height="0.2354in" style:rel-height="scale" draw:z-index="16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string">
            <text:p text:style-name="P36">—</text:p>
          </table:table-cell>
          <table:table-cell table:style-name="t28.B3" table:number-columns-spanned="3" office:value-type="string">
            <text:p text:style-name="P7">$28-00</text:p>
          </table:table-cell>
          <table:covered-table-cell/>
          <table:covered-table-cell/>
          <table:table-cell table:style-name="t28.B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B3" office:value-type="string">
            <text:p text:style-name="P36">—</text:p>
          </table:table-cell>
          <table:table-cell table:style-name="t28.B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4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4">3</text:span></text:p>
          </table:table-cell>
          <table:table-cell table:style-name="t28.G3" office:value-type="string">
            <text:p text:style-name="P7">$28-7<text:span text:style-name="T14">3</text:span></text:p>
          </table:table-cell>
          <table:table-cell table:style-name="t28.G3" office:value-type="string">
            <text:p text:style-name="P7">$28-<text:span text:style-name="T14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4">4</text:span></text:p>
          </table:table-cell>
          <table:table-cell table:style-name="t28.C7" office:value-type="string">
            <text:p text:style-name="P7">$28-7<text:span text:style-name="T14">4</text:span></text:p>
          </table:table-cell>
          <table:table-cell table:style-name="t28.C7" office:value-type="string">
            <text:p text:style-name="P7">$28-<text:span text:style-name="T14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able:table-row>
          <table:table-cell table:style-name="t27.A1" table:number-columns-spanned="10" office:value-type="string">
            <text:p text:style-name="P28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27.B2" office:value-type="string">
            <text:p text:style-name="P6"><text:span text:style-name="T48">d</text:span>, <text:span text:style-name="T14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40">i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35"><draw:frame draw:style-name="fr2" draw:name="Объект171" text:anchor-type="as-char" svg:width="0.2071in" style:rel-width="scale" svg:height="0.2098in" style:rel-height="scale" draw:z-index="1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4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4">3</text:span></text:p>
          </table:table-cell>
          <table:table-cell table:style-name="t27.G3" office:value-type="string">
            <text:p text:style-name="P7">$27-7<text:span text:style-name="T14">3</text:span></text:p>
          </table:table-cell>
          <table:table-cell table:style-name="t27.G3" office:value-type="string">
            <text:p text:style-name="P7">$27-<text:span text:style-name="T14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4">4</text:span></text:p>
          </table:table-cell>
          <table:table-cell table:style-name="t27.C7" office:value-type="string">
            <text:p text:style-name="P7">$27-7<text:span text:style-name="T14">4</text:span></text:p>
          </table:table-cell>
          <table:table-cell table:style-name="t27.C7" office:value-type="string">
            <text:p text:style-name="P7">$27-<text:span text:style-name="T14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</text:span></text:span><text:span text:style-name="Основной_20_шрифт_20_абзаца"><text:span text:style-name="T61"> </text:span></text:span><text:span text:style-name="Основной_20_шрифт_20_абзаца"><text:span text:style-name="T67">α</text:span></text:span><text:span text:style-name="Основной_20_шрифт_20_абзаца"><text:span text:style-name="T74">-</text:span></text:span><text:span text:style-name="Основной_20_шрифт_20_абзаца"><text:span text:style-name="T73">излучения</text:span></text:span><text:span text:style-name="Основной_20_шрифт_20_абзаца"><text:span text:style-name="T60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0">№ ист.</text:p>
          </table:table-cell>
          <table:table-cell table:style-name="t12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2.B2" office:value-type="string">
            <text:p text:style-name="P50"><draw:frame draw:style-name="fr2" draw:name="Объект113" text:anchor-type="as-char" svg:width="0.2071in" style:rel-width="scale" svg:height="0.2098in" style:rel-height="scale" draw:z-index="19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2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2.A3" office:value-type="string">
            <text:p text:style-name="P23">$12-90</text:p>
          </table:table-cell>
          <table:table-cell table:style-name="t12.B3" office:value-type="string">
            <text:p text:style-name="P24">$12-30</text:p>
          </table:table-cell>
          <table:table-cell table:style-name="t12.B3" office:value-type="string">
            <text:p text:style-name="P22">$12-60</text:p>
          </table:table-cell>
          <table:table-cell table:style-name="t12.B3" office:value-type="string">
            <text:p text:style-name="P22">$12-70</text:p>
          </table:table-cell>
          <table:table-cell table:style-name="t12.B3" office:value-type="string">
            <text:p text:style-name="P22">$12-80</text:p>
          </table:table-cell>
          <table:table-cell table:style-name="t12.B3" office:value-type="string">
            <text:p text:style-name="P22">$12-00</text:p>
          </table:table-cell>
          <table:table-cell table:style-name="t12.B3" office:value-type="string">
            <text:p text:style-name="P22">$12-10</text:p>
          </table:table-cell>
          <table:table-cell table:style-name="t12.B3" office:value-type="string">
            <text:p text:style-name="P22">$12-20</text:p>
          </table:table-cell>
          <table:table-cell table:style-name="t12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2.A3" office:value-type="string">
            <text:p text:style-name="P23">$12-91</text:p>
          </table:table-cell>
          <table:table-cell table:style-name="t12.B3" office:value-type="string">
            <text:p text:style-name="P24">$12-31</text:p>
          </table:table-cell>
          <table:table-cell table:style-name="t12.B3" office:value-type="string">
            <text:p text:style-name="P22">$12-61</text:p>
          </table:table-cell>
          <table:table-cell table:style-name="t12.B3" office:value-type="string">
            <text:p text:style-name="P22">$12-71</text:p>
          </table:table-cell>
          <table:table-cell table:style-name="t12.B3" office:value-type="string">
            <text:p text:style-name="P22">$12-81</text:p>
          </table:table-cell>
          <table:table-cell table:style-name="t12.B3" office:value-type="string">
            <text:p text:style-name="P22">$12-01</text:p>
          </table:table-cell>
          <table:table-cell table:style-name="t12.B3" office:value-type="string">
            <text:p text:style-name="P22">$12-11</text:p>
          </table:table-cell>
          <table:table-cell table:style-name="t12.B3" office:value-type="string">
            <text:p text:style-name="P22">$12-21</text:p>
          </table:table-cell>
          <table:covered-table-cell/>
        </table:table-row>
        <table:table-row>
          <table:table-cell table:style-name="t12.A3" office:value-type="string">
            <text:p text:style-name="P23">$12-92</text:p>
          </table:table-cell>
          <table:table-cell table:style-name="t12.B3" office:value-type="string">
            <text:p text:style-name="P24">$12-32</text:p>
          </table:table-cell>
          <table:table-cell table:style-name="t12.B3" office:value-type="string">
            <text:p text:style-name="P22">$12-62</text:p>
          </table:table-cell>
          <table:table-cell table:style-name="t12.B3" office:value-type="string">
            <text:p text:style-name="P22">$12-72</text:p>
          </table:table-cell>
          <table:table-cell table:style-name="t12.B3" office:value-type="string">
            <text:p text:style-name="P22">$12-82</text:p>
          </table:table-cell>
          <table:table-cell table:style-name="t12.B3" office:value-type="string">
            <text:p text:style-name="P22">$12-02</text:p>
          </table:table-cell>
          <table:table-cell table:style-name="t12.B3" office:value-type="string">
            <text:p text:style-name="P22">$12-12</text:p>
          </table:table-cell>
          <table:table-cell table:style-name="t12.B3" office:value-type="string">
            <text:p text:style-name="P22">$12-22</text:p>
          </table:table-cell>
          <table:covered-table-cell/>
        </table:table-row>
        <table:table-row>
          <table:table-cell table:style-name="t12.A6" office:value-type="string">
            <text:p text:style-name="P23">$12-93</text:p>
          </table:table-cell>
          <table:table-cell table:style-name="t12.B6" office:value-type="string">
            <text:p text:style-name="P24">$12-33</text:p>
          </table:table-cell>
          <table:table-cell table:style-name="t12.B6" office:value-type="string">
            <text:p text:style-name="P22">$12-63</text:p>
          </table:table-cell>
          <table:table-cell table:style-name="t12.B6" office:value-type="string">
            <text:p text:style-name="P22">$12-73</text:p>
          </table:table-cell>
          <table:table-cell table:style-name="t12.B6" office:value-type="string">
            <text:p text:style-name="P22">$12-83</text:p>
          </table:table-cell>
          <table:table-cell table:style-name="t12.B6" office:value-type="string">
            <text:p text:style-name="P22">$12-03</text:p>
          </table:table-cell>
          <table:table-cell table:style-name="t12.B6" office:value-type="string">
            <text:p text:style-name="P22">$12-13</text:p>
          </table:table-cell>
          <table:table-cell table:style-name="t12.B6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0">№ ист.</text:p>
          </table:table-cell>
          <table:table-cell table:style-name="t13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3.B2" office:value-type="string">
            <text:p text:style-name="P50"><draw:frame draw:style-name="fr2" draw:name="Объект118" text:anchor-type="as-char" svg:width="0.2071in" style:rel-width="scale" svg:height="0.2098in" style:rel-height="scale" draw:z-index="2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3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3.A3" office:value-type="string">
            <text:p text:style-name="P23">$13-90</text:p>
          </table:table-cell>
          <table:table-cell table:style-name="t13.B3" office:value-type="string">
            <text:p text:style-name="P22">$1<text:span text:style-name="T14">3</text:span>-<text:span text:style-name="T4">3</text:span>0</text:p>
          </table:table-cell>
          <table:table-cell table:style-name="t13.B3" office:value-type="string">
            <text:p text:style-name="P22">$13-60</text:p>
          </table:table-cell>
          <table:table-cell table:style-name="t13.B3" office:value-type="string">
            <text:p text:style-name="P22">$13-70</text:p>
          </table:table-cell>
          <table:table-cell table:style-name="t13.B3" office:value-type="string">
            <text:p text:style-name="P22">$13-80</text:p>
          </table:table-cell>
          <table:table-cell table:style-name="t13.B3" office:value-type="string">
            <text:p text:style-name="P22">$13-00</text:p>
          </table:table-cell>
          <table:table-cell table:style-name="t13.B3" office:value-type="string">
            <text:p text:style-name="P22">$13-10</text:p>
          </table:table-cell>
          <table:table-cell table:style-name="t13.B3" office:value-type="string">
            <text:p text:style-name="P22">$13-20</text:p>
          </table:table-cell>
          <table:table-cell table:style-name="t13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3.A3" office:value-type="string">
            <text:p text:style-name="P22">$13-<text:span text:style-name="T4">9</text:span>1</text:p>
          </table:table-cell>
          <table:table-cell table:style-name="t13.B3" office:value-type="string">
            <text:p text:style-name="P22">$1<text:span text:style-name="T14">3</text:span>-<text:span text:style-name="T4">3</text:span>1</text:p>
          </table:table-cell>
          <table:table-cell table:style-name="t13.B3" office:value-type="string">
            <text:p text:style-name="P22">$13-61</text:p>
          </table:table-cell>
          <table:table-cell table:style-name="t13.B3" office:value-type="string">
            <text:p text:style-name="P22">$13-71</text:p>
          </table:table-cell>
          <table:table-cell table:style-name="t13.B3" office:value-type="string">
            <text:p text:style-name="P22">$13-81</text:p>
          </table:table-cell>
          <table:table-cell table:style-name="t13.B3" office:value-type="string">
            <text:p text:style-name="P22">$13-01</text:p>
          </table:table-cell>
          <table:table-cell table:style-name="t13.B3" office:value-type="string">
            <text:p text:style-name="P22">$13-11</text:p>
          </table:table-cell>
          <table:table-cell table:style-name="t13.B3" office:value-type="string">
            <text:p text:style-name="P22">$13-21</text:p>
          </table:table-cell>
          <table:covered-table-cell/>
        </table:table-row>
        <table:table-row>
          <table:table-cell table:style-name="t13.A3" office:value-type="string">
            <text:p text:style-name="P23">$13-92</text:p>
          </table:table-cell>
          <table:table-cell table:style-name="t13.B3" office:value-type="string">
            <text:p text:style-name="P23">$1<text:span text:style-name="T14">3</text:span>-32</text:p>
          </table:table-cell>
          <table:table-cell table:style-name="t13.B3" office:value-type="string">
            <text:p text:style-name="P22">$13-62</text:p>
          </table:table-cell>
          <table:table-cell table:style-name="t13.B3" office:value-type="string">
            <text:p text:style-name="P22">$13-72</text:p>
          </table:table-cell>
          <table:table-cell table:style-name="t13.B3" office:value-type="string">
            <text:p text:style-name="P22">$13-82</text:p>
          </table:table-cell>
          <table:table-cell table:style-name="t13.B3" office:value-type="string">
            <text:p text:style-name="P22">$13-02</text:p>
          </table:table-cell>
          <table:table-cell table:style-name="t13.B3" office:value-type="string">
            <text:p text:style-name="P22">$13-12</text:p>
          </table:table-cell>
          <table:table-cell table:style-name="t13.B3" office:value-type="string">
            <text:p text:style-name="P22">$13-22</text:p>
          </table:table-cell>
          <table:covered-table-cell/>
        </table:table-row>
        <table:table-row>
          <table:table-cell table:style-name="t13.A6" office:value-type="string">
            <text:p text:style-name="P23">$13-93</text:p>
          </table:table-cell>
          <table:table-cell table:style-name="t13.B6" office:value-type="string">
            <text:p text:style-name="P23">$1<text:span text:style-name="T14">3</text:span>-33</text:p>
          </table:table-cell>
          <table:table-cell table:style-name="t13.B6" office:value-type="string">
            <text:p text:style-name="P22">$13-63</text:p>
          </table:table-cell>
          <table:table-cell table:style-name="t13.B6" office:value-type="string">
            <text:p text:style-name="P22">$13-73</text:p>
          </table:table-cell>
          <table:table-cell table:style-name="t13.B6" office:value-type="string">
            <text:p text:style-name="P22">$13-83</text:p>
          </table:table-cell>
          <table:table-cell table:style-name="t13.B6" office:value-type="string">
            <text:p text:style-name="P22">$13-03</text:p>
          </table:table-cell>
          <table:table-cell table:style-name="t13.B6" office:value-type="string">
            <text:p text:style-name="P22">$13-13</text:p>
          </table:table-cell>
          <table:table-cell table:style-name="t13.B6" office:value-type="string">
            <text:p text:style-name="P22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ext:soft-page-break/>
        <table:table-row>
          <table:table-cell table:style-name="t2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0">№ ист.</text:p>
          </table:table-cell>
          <table:table-cell table:style-name="t2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5.B2" office:value-type="string">
            <text:p text:style-name="P50"><draw:frame draw:style-name="fr2" draw:name="Объект124" text:anchor-type="as-char" svg:width="0.2071in" style:rel-width="scale" svg:height="0.2098in" style:rel-height="scale" draw:z-index="26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5.A3" office:value-type="string">
            <text:p text:style-name="P23">$25-90</text:p>
          </table:table-cell>
          <table:table-cell table:style-name="t25.B3" office:value-type="string">
            <text:p text:style-name="P22">$<text:span text:style-name="T14">25</text:span>-<text:span text:style-name="T4">3</text:span>0</text:p>
          </table:table-cell>
          <table:table-cell table:style-name="t25.B3" office:value-type="string">
            <text:p text:style-name="P22">$25-60</text:p>
          </table:table-cell>
          <table:table-cell table:style-name="t25.B3" office:value-type="string">
            <text:p text:style-name="P22">$25-70</text:p>
          </table:table-cell>
          <table:table-cell table:style-name="t25.B3" office:value-type="string">
            <text:p text:style-name="P22">$25-80</text:p>
          </table:table-cell>
          <table:table-cell table:style-name="t25.B3" office:value-type="string">
            <text:p text:style-name="P22">$25-00</text:p>
          </table:table-cell>
          <table:table-cell table:style-name="t25.B3" office:value-type="string">
            <text:p text:style-name="P22">$25-10</text:p>
          </table:table-cell>
          <table:table-cell table:style-name="t25.B3" office:value-type="string">
            <text:p text:style-name="P22">$25-20</text:p>
          </table:table-cell>
          <table:table-cell table:style-name="t25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25.A3" office:value-type="string">
            <text:p text:style-name="P22">$25-<text:span text:style-name="T4">9</text:span>1</text:p>
          </table:table-cell>
          <table:table-cell table:style-name="t25.B3" office:value-type="string">
            <text:p text:style-name="P24">$25-31</text:p>
          </table:table-cell>
          <table:table-cell table:style-name="t25.B3" office:value-type="string">
            <text:p text:style-name="P22">$25-61</text:p>
          </table:table-cell>
          <table:table-cell table:style-name="t25.B3" office:value-type="string">
            <text:p text:style-name="P22">$25-71</text:p>
          </table:table-cell>
          <table:table-cell table:style-name="t25.B3" office:value-type="string">
            <text:p text:style-name="P22">$25-81</text:p>
          </table:table-cell>
          <table:table-cell table:style-name="t25.B3" office:value-type="string">
            <text:p text:style-name="P22">$25-01</text:p>
          </table:table-cell>
          <table:table-cell table:style-name="t25.B3" office:value-type="string">
            <text:p text:style-name="P22">$25-11</text:p>
          </table:table-cell>
          <table:table-cell table:style-name="t25.B3" office:value-type="string">
            <text:p text:style-name="P22">$25-21</text:p>
          </table:table-cell>
          <table:covered-table-cell/>
        </table:table-row>
        <table:table-row>
          <table:table-cell table:style-name="t25.A3" office:value-type="string">
            <text:p text:style-name="P23">$25-92</text:p>
          </table:table-cell>
          <table:table-cell table:style-name="t25.B3" office:value-type="string">
            <text:p text:style-name="P23">$<text:span text:style-name="T14">25</text:span>-32</text:p>
          </table:table-cell>
          <table:table-cell table:style-name="t25.B3" office:value-type="string">
            <text:p text:style-name="P22">$25-62</text:p>
          </table:table-cell>
          <table:table-cell table:style-name="t25.B3" office:value-type="string">
            <text:p text:style-name="P22">$25-72</text:p>
          </table:table-cell>
          <table:table-cell table:style-name="t25.B3" office:value-type="string">
            <text:p text:style-name="P22">$25-82</text:p>
          </table:table-cell>
          <table:table-cell table:style-name="t25.B3" office:value-type="string">
            <text:p text:style-name="P22">$25-02</text:p>
          </table:table-cell>
          <table:table-cell table:style-name="t25.B3" office:value-type="string">
            <text:p text:style-name="P22">$25-12</text:p>
          </table:table-cell>
          <table:table-cell table:style-name="t25.B3" office:value-type="string">
            <text:p text:style-name="P22">$25-22</text:p>
          </table:table-cell>
          <table:covered-table-cell/>
        </table:table-row>
        <table:table-row>
          <table:table-cell table:style-name="t25.A6" office:value-type="string">
            <text:p text:style-name="P23">$25-93</text:p>
          </table:table-cell>
          <table:table-cell table:style-name="t25.B6" office:value-type="string">
            <text:p text:style-name="P24">$25-33</text:p>
          </table:table-cell>
          <table:table-cell table:style-name="t25.B6" office:value-type="string">
            <text:p text:style-name="P22">$25-63</text:p>
          </table:table-cell>
          <table:table-cell table:style-name="t25.B6" office:value-type="string">
            <text:p text:style-name="P22">$25-73</text:p>
          </table:table-cell>
          <table:table-cell table:style-name="t25.B6" office:value-type="string">
            <text:p text:style-name="P22">$25-83</text:p>
          </table:table-cell>
          <table:table-cell table:style-name="t25.B6" office:value-type="string">
            <text:p text:style-name="P22">$25-03</text:p>
          </table:table-cell>
          <table:table-cell table:style-name="t25.B6" office:value-type="string">
            <text:p text:style-name="P22">$25-13</text:p>
          </table:table-cell>
          <table:table-cell table:style-name="t25.B6" office:value-type="string">
            <text:p text:style-name="P22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0">№ ист.</text:p>
          </table:table-cell>
          <table:table-cell table:style-name="t14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4.B2" office:value-type="string">
            <text:p text:style-name="P50"><draw:frame draw:style-name="fr2" draw:name="Объект94" text:anchor-type="as-char" svg:width="0.2071in" style:rel-width="scale" svg:height="0.2098in" style:rel-height="scale" draw:z-index="23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4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4.A3" office:value-type="string">
            <text:p text:style-name="P22">$14-<text:span text:style-name="T4">9</text:span>0</text:p>
          </table:table-cell>
          <table:table-cell table:style-name="t14.B3" office:value-type="string">
            <text:p text:style-name="P22">$14-<text:span text:style-name="T4">3</text:span>0</text:p>
          </table:table-cell>
          <table:table-cell table:style-name="t14.B3" office:value-type="string">
            <text:p text:style-name="P22">$14-60</text:p>
          </table:table-cell>
          <table:table-cell table:style-name="t14.B3" office:value-type="string">
            <text:p text:style-name="P22">$14-70</text:p>
          </table:table-cell>
          <table:table-cell table:style-name="t14.B3" office:value-type="string">
            <text:p text:style-name="P22">$14-80</text:p>
          </table:table-cell>
          <table:table-cell table:style-name="t14.B3" office:value-type="string">
            <text:p text:style-name="P22">$14-00</text:p>
          </table:table-cell>
          <table:table-cell table:style-name="t14.B3" office:value-type="string">
            <text:p text:style-name="P22">$14-10</text:p>
          </table:table-cell>
          <table:table-cell table:style-name="t14.B3" office:value-type="string">
            <text:p text:style-name="P22">$14-20</text:p>
          </table:table-cell>
          <table:table-cell table:style-name="t14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4.A3" office:value-type="string">
            <text:p text:style-name="P23">$14-91</text:p>
          </table:table-cell>
          <table:table-cell table:style-name="t14.B3" office:value-type="string">
            <text:p text:style-name="P22">$14-<text:span text:style-name="T4">3</text:span>1</text:p>
          </table:table-cell>
          <table:table-cell table:style-name="t14.B3" office:value-type="string">
            <text:p text:style-name="P22">$14-61</text:p>
          </table:table-cell>
          <table:table-cell table:style-name="t14.B3" office:value-type="string">
            <text:p text:style-name="P22">$14-71</text:p>
          </table:table-cell>
          <table:table-cell table:style-name="t14.B3" office:value-type="string">
            <text:p text:style-name="P22">$14-81</text:p>
          </table:table-cell>
          <table:table-cell table:style-name="t14.B3" office:value-type="string">
            <text:p text:style-name="P22">$14-01</text:p>
          </table:table-cell>
          <table:table-cell table:style-name="t14.B3" office:value-type="string">
            <text:p text:style-name="P22">$14-11</text:p>
          </table:table-cell>
          <table:table-cell table:style-name="t14.B3" office:value-type="string">
            <text:p text:style-name="P22">$14-21</text:p>
          </table:table-cell>
          <table:covered-table-cell/>
        </table:table-row>
        <table:table-row>
          <table:table-cell table:style-name="t14.A3" office:value-type="string">
            <text:p text:style-name="P23">$14-92</text:p>
          </table:table-cell>
          <table:table-cell table:style-name="t14.B3" office:value-type="string">
            <text:p text:style-name="P23">$14-32</text:p>
          </table:table-cell>
          <table:table-cell table:style-name="t14.B3" office:value-type="string">
            <text:p text:style-name="P22">$14-62</text:p>
          </table:table-cell>
          <table:table-cell table:style-name="t14.B3" office:value-type="string">
            <text:p text:style-name="P22">$14-72</text:p>
          </table:table-cell>
          <table:table-cell table:style-name="t14.B3" office:value-type="string">
            <text:p text:style-name="P22">$14-82</text:p>
          </table:table-cell>
          <table:table-cell table:style-name="t14.B3" office:value-type="string">
            <text:p text:style-name="P22">$14-02</text:p>
          </table:table-cell>
          <table:table-cell table:style-name="t14.B3" office:value-type="string">
            <text:p text:style-name="P22">$14-12</text:p>
          </table:table-cell>
          <table:table-cell table:style-name="t14.B3" office:value-type="string">
            <text:p text:style-name="P22">$14-22</text:p>
          </table:table-cell>
          <table:covered-table-cell/>
        </table:table-row>
        <table:table-row>
          <table:table-cell table:style-name="t14.A3" office:value-type="string">
            <text:p text:style-name="P22">$14-<text:span text:style-name="T4">9</text:span>3</text:p>
          </table:table-cell>
          <table:table-cell table:style-name="t14.B3" office:value-type="string">
            <text:p text:style-name="P23">$14-33</text:p>
          </table:table-cell>
          <table:table-cell table:style-name="t14.B3" office:value-type="string">
            <text:p text:style-name="P22">$14-63</text:p>
          </table:table-cell>
          <table:table-cell table:style-name="t14.B3" office:value-type="string">
            <text:p text:style-name="P22">$14-73</text:p>
          </table:table-cell>
          <table:table-cell table:style-name="t14.B3" office:value-type="string">
            <text:p text:style-name="P22">$14-83</text:p>
          </table:table-cell>
          <table:table-cell table:style-name="t14.B3" office:value-type="string">
            <text:p text:style-name="P22">$14-03</text:p>
          </table:table-cell>
          <table:table-cell table:style-name="t14.B3" office:value-type="string">
            <text:p text:style-name="P22">$14-13</text:p>
          </table:table-cell>
          <table:table-cell table:style-name="t14.B3" office:value-type="string">
            <text:p text:style-name="P22">$14-23</text:p>
          </table:table-cell>
          <table:covered-table-cell/>
        </table:table-row>
        <table:table-row>
          <table:table-cell table:style-name="t14.A7" office:value-type="string">
            <text:p text:style-name="P22">$14-<text:span text:style-name="T4">9</text:span>4</text:p>
          </table:table-cell>
          <table:table-cell table:style-name="t14.B7" office:value-type="string">
            <text:p text:style-name="P22">$14-<text:span text:style-name="T4">3</text:span>4</text:p>
          </table:table-cell>
          <table:table-cell table:style-name="t14.B7" office:value-type="string">
            <text:p text:style-name="P22">$14-64</text:p>
          </table:table-cell>
          <table:table-cell table:style-name="t14.B7" office:value-type="string">
            <text:p text:style-name="P22">$14-74</text:p>
          </table:table-cell>
          <table:table-cell table:style-name="t14.B7" office:value-type="string">
            <text:p text:style-name="P22">$14-84</text:p>
          </table:table-cell>
          <table:table-cell table:style-name="t14.B7" office:value-type="string">
            <text:p text:style-name="P22">$14-04</text:p>
          </table:table-cell>
          <table:table-cell table:style-name="t14.B7" office:value-type="string">
            <text:p text:style-name="P22">$14-14</text:p>
          </table:table-cell>
          <table:table-cell table:style-name="t14.B7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able:table-row>
          <table:table-cell table:style-name="t1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0">№ ист.</text:p>
          </table:table-cell>
          <table:table-cell table:style-name="t1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5.B2" office:value-type="string">
            <text:p text:style-name="P50"><draw:frame draw:style-name="fr2" draw:name="Объект100" text:anchor-type="as-char" svg:width="0.2071in" style:rel-width="scale" svg:height="0.2098in" style:rel-height="scale" draw:z-index="24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5.A3" office:value-type="string">
            <text:p text:style-name="P22">$15-<text:span text:style-name="T4">9</text:span>0</text:p>
          </table:table-cell>
          <table:table-cell table:style-name="t15.B3" office:value-type="string">
            <text:p text:style-name="P22">$15-30</text:p>
          </table:table-cell>
          <table:table-cell table:style-name="t15.B3" office:value-type="string">
            <text:p text:style-name="P22">$15-60</text:p>
          </table:table-cell>
          <table:table-cell table:style-name="t15.B3" office:value-type="string">
            <text:p text:style-name="P22">$15-70</text:p>
          </table:table-cell>
          <table:table-cell table:style-name="t15.B3" office:value-type="string">
            <text:p text:style-name="P22">$15-80</text:p>
          </table:table-cell>
          <table:table-cell table:style-name="t15.B3" office:value-type="string">
            <text:p text:style-name="P22">$15-00</text:p>
          </table:table-cell>
          <table:table-cell table:style-name="t15.B3" office:value-type="string">
            <text:p text:style-name="P22">$15-10</text:p>
          </table:table-cell>
          <table:table-cell table:style-name="t15.B3" office:value-type="string">
            <text:p text:style-name="P22">$15-20</text:p>
          </table:table-cell>
          <table:table-cell table:style-name="t15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5.A3" office:value-type="string">
            <text:p text:style-name="P23">$15-91</text:p>
          </table:table-cell>
          <table:table-cell table:style-name="t15.B3" office:value-type="string">
            <text:p text:style-name="P22">$15-31</text:p>
          </table:table-cell>
          <table:table-cell table:style-name="t15.B3" office:value-type="string">
            <text:p text:style-name="P22">$15-61</text:p>
          </table:table-cell>
          <table:table-cell table:style-name="t15.B3" office:value-type="string">
            <text:p text:style-name="P22">$15-71</text:p>
          </table:table-cell>
          <table:table-cell table:style-name="t15.B3" office:value-type="string">
            <text:p text:style-name="P22">$15-81</text:p>
          </table:table-cell>
          <table:table-cell table:style-name="t15.B3" office:value-type="string">
            <text:p text:style-name="P22">$15-01</text:p>
          </table:table-cell>
          <table:table-cell table:style-name="t15.B3" office:value-type="string">
            <text:p text:style-name="P22">$15-11</text:p>
          </table:table-cell>
          <table:table-cell table:style-name="t15.B3" office:value-type="string">
            <text:p text:style-name="P22">$15-21</text:p>
          </table:table-cell>
          <table:covered-table-cell/>
        </table:table-row>
        <table:table-row>
          <table:table-cell table:style-name="t15.A3" office:value-type="string">
            <text:p text:style-name="P23">$15-92</text:p>
          </table:table-cell>
          <table:table-cell table:style-name="t15.B3" office:value-type="string">
            <text:p text:style-name="P22">$15-32</text:p>
          </table:table-cell>
          <table:table-cell table:style-name="t15.B3" office:value-type="string">
            <text:p text:style-name="P22">$15-62</text:p>
          </table:table-cell>
          <table:table-cell table:style-name="t15.B3" office:value-type="string">
            <text:p text:style-name="P22">$15-72</text:p>
          </table:table-cell>
          <table:table-cell table:style-name="t15.B3" office:value-type="string">
            <text:p text:style-name="P22">$15-82</text:p>
          </table:table-cell>
          <table:table-cell table:style-name="t15.B3" office:value-type="string">
            <text:p text:style-name="P22">$15-02</text:p>
          </table:table-cell>
          <table:table-cell table:style-name="t15.B3" office:value-type="string">
            <text:p text:style-name="P22">$15-12</text:p>
          </table:table-cell>
          <table:table-cell table:style-name="t15.B3" office:value-type="string">
            <text:p text:style-name="P22">$15-22</text:p>
          </table:table-cell>
          <table:covered-table-cell/>
        </table:table-row>
        <table:table-row>
          <table:table-cell table:style-name="t15.A3" office:value-type="string">
            <text:p text:style-name="P23">$15-93</text:p>
          </table:table-cell>
          <table:table-cell table:style-name="t15.B3" office:value-type="string">
            <text:p text:style-name="P22">$15-33</text:p>
          </table:table-cell>
          <table:table-cell table:style-name="t15.B3" office:value-type="string">
            <text:p text:style-name="P22">$15-63</text:p>
          </table:table-cell>
          <table:table-cell table:style-name="t15.B3" office:value-type="string">
            <text:p text:style-name="P22">$15-73</text:p>
          </table:table-cell>
          <table:table-cell table:style-name="t15.B3" office:value-type="string">
            <text:p text:style-name="P22">$15-83</text:p>
          </table:table-cell>
          <table:table-cell table:style-name="t15.B3" office:value-type="string">
            <text:p text:style-name="P22">$15-03</text:p>
          </table:table-cell>
          <table:table-cell table:style-name="t15.B3" office:value-type="string">
            <text:p text:style-name="P22">$15-13</text:p>
          </table:table-cell>
          <table:table-cell table:style-name="t15.B3" office:value-type="string">
            <text:p text:style-name="P22">$15-23</text:p>
          </table:table-cell>
          <table:covered-table-cell/>
        </table:table-row>
        <table:table-row>
          <table:table-cell table:style-name="t15.A7" office:value-type="string">
            <text:p text:style-name="P23">$15-94</text:p>
          </table:table-cell>
          <table:table-cell table:style-name="t15.B7" office:value-type="string">
            <text:p text:style-name="P22">$15-34</text:p>
          </table:table-cell>
          <table:table-cell table:style-name="t15.B7" office:value-type="string">
            <text:p text:style-name="P22">$15-64</text:p>
          </table:table-cell>
          <table:table-cell table:style-name="t15.B7" office:value-type="string">
            <text:p text:style-name="P22">$15-74</text:p>
          </table:table-cell>
          <table:table-cell table:style-name="t15.B7" office:value-type="string">
            <text:p text:style-name="P22">$15-84</text:p>
          </table:table-cell>
          <table:table-cell table:style-name="t15.B7" office:value-type="string">
            <text:p text:style-name="P22">$15-04</text:p>
          </table:table-cell>
          <table:table-cell table:style-name="t15.B7" office:value-type="string">
            <text:p text:style-name="P22">$15-14</text:p>
          </table:table-cell>
          <table:table-cell table:style-name="t15.B7" office:value-type="string">
            <text:p text:style-name="P22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0">№ ист.</text:p>
          </table:table-cell>
          <table:table-cell table:style-name="t26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6.B2" office:value-type="string">
            <text:p text:style-name="P50"><draw:frame draw:style-name="fr2" draw:name="Объект106" text:anchor-type="as-char" svg:width="0.2071in" style:rel-width="scale" svg:height="0.2098in" style:rel-height="scale" draw:z-index="25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6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6.A3" office:value-type="string">
            <text:p text:style-name="P22">$26-<text:span text:style-name="T4">9</text:span>0</text:p>
          </table:table-cell>
          <table:table-cell table:style-name="t26.B3" office:value-type="string">
            <text:p text:style-name="P22">$<text:span text:style-name="T4">26</text:span>-30</text:p>
          </table:table-cell>
          <table:table-cell table:style-name="t26.B3" office:value-type="string">
            <text:p text:style-name="P22">$26-60</text:p>
          </table:table-cell>
          <table:table-cell table:style-name="t26.B3" office:value-type="string">
            <text:p text:style-name="P22">$26-70</text:p>
          </table:table-cell>
          <table:table-cell table:style-name="t26.B3" office:value-type="string">
            <text:p text:style-name="P22">$26-80</text:p>
          </table:table-cell>
          <table:table-cell table:style-name="t26.B3" office:value-type="string">
            <text:p text:style-name="P22">$26-00</text:p>
          </table:table-cell>
          <table:table-cell table:style-name="t26.B3" office:value-type="string">
            <text:p text:style-name="P22">$26-10</text:p>
          </table:table-cell>
          <table:table-cell table:style-name="t26.B3" office:value-type="string">
            <text:p text:style-name="P22">$26-20</text:p>
          </table:table-cell>
          <table:table-cell table:style-name="t26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6.A3" office:value-type="string">
            <text:p text:style-name="P23">$26-91</text:p>
          </table:table-cell>
          <table:table-cell table:style-name="t26.B3" office:value-type="string">
            <text:p text:style-name="P23">$26-31</text:p>
          </table:table-cell>
          <table:table-cell table:style-name="t26.B3" office:value-type="string">
            <text:p text:style-name="P22">$26-61</text:p>
          </table:table-cell>
          <table:table-cell table:style-name="t26.B3" office:value-type="string">
            <text:p text:style-name="P22">$26-71</text:p>
          </table:table-cell>
          <table:table-cell table:style-name="t26.B3" office:value-type="string">
            <text:p text:style-name="P22">$26-81</text:p>
          </table:table-cell>
          <table:table-cell table:style-name="t26.B3" office:value-type="string">
            <text:p text:style-name="P22">$26-01</text:p>
          </table:table-cell>
          <table:table-cell table:style-name="t26.B3" office:value-type="string">
            <text:p text:style-name="P22">$26-11</text:p>
          </table:table-cell>
          <table:table-cell table:style-name="t26.B3" office:value-type="string">
            <text:p text:style-name="P22">$26-21</text:p>
          </table:table-cell>
          <table:covered-table-cell/>
        </table:table-row>
        <table:table-row>
          <table:table-cell table:style-name="t26.A3" office:value-type="string">
            <text:p text:style-name="P23">$26-92</text:p>
          </table:table-cell>
          <table:table-cell table:style-name="t26.B3" office:value-type="string">
            <text:p text:style-name="P23">$26-32</text:p>
          </table:table-cell>
          <table:table-cell table:style-name="t26.B3" office:value-type="string">
            <text:p text:style-name="P22">$26-62</text:p>
          </table:table-cell>
          <table:table-cell table:style-name="t26.B3" office:value-type="string">
            <text:p text:style-name="P22">$26-72</text:p>
          </table:table-cell>
          <table:table-cell table:style-name="t26.B3" office:value-type="string">
            <text:p text:style-name="P22">$26-82</text:p>
          </table:table-cell>
          <table:table-cell table:style-name="t26.B3" office:value-type="string">
            <text:p text:style-name="P22">$26-02</text:p>
          </table:table-cell>
          <table:table-cell table:style-name="t26.B3" office:value-type="string">
            <text:p text:style-name="P22">$26-12</text:p>
          </table:table-cell>
          <table:table-cell table:style-name="t26.B3" office:value-type="string">
            <text:p text:style-name="P22">$26-22</text:p>
          </table:table-cell>
          <table:covered-table-cell/>
        </table:table-row>
        <table:table-row>
          <table:table-cell table:style-name="t26.A3" office:value-type="string">
            <text:p text:style-name="P23">$26-93</text:p>
          </table:table-cell>
          <table:table-cell table:style-name="t26.B3" office:value-type="string">
            <text:p text:style-name="P23">$26-33</text:p>
          </table:table-cell>
          <table:table-cell table:style-name="t26.B3" office:value-type="string">
            <text:p text:style-name="P22">$26-63</text:p>
          </table:table-cell>
          <table:table-cell table:style-name="t26.B3" office:value-type="string">
            <text:p text:style-name="P22">$26-73</text:p>
          </table:table-cell>
          <table:table-cell table:style-name="t26.B3" office:value-type="string">
            <text:p text:style-name="P22">$26-83</text:p>
          </table:table-cell>
          <table:table-cell table:style-name="t26.B3" office:value-type="string">
            <text:p text:style-name="P22">$26-03</text:p>
          </table:table-cell>
          <table:table-cell table:style-name="t26.B3" office:value-type="string">
            <text:p text:style-name="P22">$26-13</text:p>
          </table:table-cell>
          <table:table-cell table:style-name="t26.B3" office:value-type="string">
            <text:p text:style-name="P22">$26-23</text:p>
          </table:table-cell>
          <table:covered-table-cell/>
        </table:table-row>
        <table:table-row>
          <table:table-cell table:style-name="t26.A7" office:value-type="string">
            <text:p text:style-name="P23">$26-94</text:p>
          </table:table-cell>
          <table:table-cell table:style-name="t26.B7" office:value-type="string">
            <text:p text:style-name="P23">$26-34</text:p>
          </table:table-cell>
          <table:table-cell table:style-name="t26.B7" office:value-type="string">
            <text:p text:style-name="P22">$26-64</text:p>
          </table:table-cell>
          <table:table-cell table:style-name="t26.B7" office:value-type="string">
            <text:p text:style-name="P22">$26-74</text:p>
          </table:table-cell>
          <table:table-cell table:style-name="t26.B7" office:value-type="string">
            <text:p text:style-name="P22">$26-84</text:p>
          </table:table-cell>
          <table:table-cell table:style-name="t26.B7" office:value-type="string">
            <text:p text:style-name="P22">$26-04</text:p>
          </table:table-cell>
          <table:table-cell table:style-name="t26.B7" office:value-type="string">
            <text:p text:style-name="P22">$26-14</text:p>
          </table:table-cell>
          <table:table-cell table:style-name="t26.B7" office:value-type="string">
            <text:p text:style-name="P22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</text:span><text:span text:style-name="T11"> </text:span><text:span text:style-name="T144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63">H</text:span><text:span text:style-name="T30">'</text:span><text:span text:style-name="T45">0</text:span><text:span text:style-name="T46">i</text:span> <text:span text:style-name="T129">(</text:span><text:span text:style-name="T130">0.07</text:span><text:span text:style-name="T129">)</text:span></text:p>
          </table:table-cell>
          <table:table-cell table:style-name="t19.B2" office:value-type="string">
            <text:p text:style-name="P50">№ ист.</text:p>
          </table:table-cell>
          <table:table-cell table:style-name="t1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9.B2" table:number-columns-spanned="3" office:value-type="string">
            <text:p text:style-name="P38"><text:span text:style-name="T95">Показания прибора, <text:s text:c="3"/></text:span><text:s text:c="17"/><text:span text:style-name="T148">H</text:span><text:span text:style-name="T28">'</text:span><text:span text:style-name="T44">i</text:span><text:span text:style-name="T145"> </text:span><text:span text:style-name="T131">(</text:span><text:span text:style-name="T130">0.07</text:span><text:span text:style-name="T131">)</text:span></text:p>
          </table:table-cell>
          <table:covered-table-cell/>
          <table:covered-table-cell/>
          <table:table-cell table:style-name="t19.G2" office:value-type="string">
            <text:p text:style-name="P39"><text:span text:style-name="T63">H</text:span><text:span text:style-name="T30">'</text:span><text:span text:style-name="T45">0</text:span><text:span text:style-name="T46">i </text:span><text:span text:style-name="T129">(0.</text:span><text:span text:style-name="T130">07</text:span><text:span text:style-name="T129">)</text:span></text:p>
          </table:table-cell>
          <table:table-cell table:style-name="t1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ext:soft-page-break/>
        <table:table-row>
          <table:table-cell table:style-name="t20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0">№ ист.</text:p>
          </table:table-cell>
          <table:table-cell table:style-name="t20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0.B2" office:value-type="string">
            <text:p text:style-name="P50"><draw:frame draw:style-name="fr2" draw:name="Объект148" text:anchor-type="as-char" svg:width="0.2071in" style:rel-width="scale" svg:height="0.2098in" style:rel-height="scale" draw:z-index="27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0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0.A3" office:value-type="string">
            <text:p text:style-name="P23">$20-90</text:p>
          </table:table-cell>
          <table:table-cell table:style-name="t20.B3" office:value-type="string">
            <text:p text:style-name="P24">$20-30</text:p>
          </table:table-cell>
          <table:table-cell table:style-name="t20.B3" office:value-type="string">
            <text:p text:style-name="P22">$20-60</text:p>
          </table:table-cell>
          <table:table-cell table:style-name="t20.B3" office:value-type="string">
            <text:p text:style-name="P22">$20-70</text:p>
          </table:table-cell>
          <table:table-cell table:style-name="t20.B3" office:value-type="string">
            <text:p text:style-name="P22">$20-80</text:p>
          </table:table-cell>
          <table:table-cell table:style-name="t20.B3" office:value-type="string">
            <text:p text:style-name="P22">$20-00</text:p>
          </table:table-cell>
          <table:table-cell table:style-name="t20.B3" office:value-type="string">
            <text:p text:style-name="P22">$20-10</text:p>
          </table:table-cell>
          <table:table-cell table:style-name="t20.B3" office:value-type="string">
            <text:p text:style-name="P22">$20-20</text:p>
          </table:table-cell>
          <table:table-cell table:style-name="t20.I3" table:number-rows-spanned="5" office:value-type="string">
            <text:p text:style-name="P21">±<text:span text:style-name="T4">20</text:span></text:p>
          </table:table-cell>
        </table:table-row>
        <table:table-row>
          <table:table-cell table:style-name="t20.A3" office:value-type="string">
            <text:p text:style-name="P23">$20-91</text:p>
          </table:table-cell>
          <table:table-cell table:style-name="t20.B3" office:value-type="string">
            <text:p text:style-name="P24">$20-31</text:p>
          </table:table-cell>
          <table:table-cell table:style-name="t20.B3" office:value-type="string">
            <text:p text:style-name="P22">$20-61</text:p>
          </table:table-cell>
          <table:table-cell table:style-name="t20.B3" office:value-type="string">
            <text:p text:style-name="P22">$20-71</text:p>
          </table:table-cell>
          <table:table-cell table:style-name="t20.B3" office:value-type="string">
            <text:p text:style-name="P22">$20-81</text:p>
          </table:table-cell>
          <table:table-cell table:style-name="t20.B3" office:value-type="string">
            <text:p text:style-name="P22">$20-01</text:p>
          </table:table-cell>
          <table:table-cell table:style-name="t20.B3" office:value-type="string">
            <text:p text:style-name="P22">$20-11</text:p>
          </table:table-cell>
          <table:table-cell table:style-name="t20.B3" office:value-type="string">
            <text:p text:style-name="P22">$20-21</text:p>
          </table:table-cell>
          <table:covered-table-cell/>
        </table:table-row>
        <table:table-row>
          <table:table-cell table:style-name="t20.A3" office:value-type="string">
            <text:p text:style-name="P23">$20-92</text:p>
          </table:table-cell>
          <table:table-cell table:style-name="t20.B3" office:value-type="string">
            <text:p text:style-name="P24">$20-32</text:p>
          </table:table-cell>
          <table:table-cell table:style-name="t20.B3" office:value-type="string">
            <text:p text:style-name="P22">$20-62</text:p>
          </table:table-cell>
          <table:table-cell table:style-name="t20.B3" office:value-type="string">
            <text:p text:style-name="P22">$20-72</text:p>
          </table:table-cell>
          <table:table-cell table:style-name="t20.B3" office:value-type="string">
            <text:p text:style-name="P22">$20-82</text:p>
          </table:table-cell>
          <table:table-cell table:style-name="t20.B3" office:value-type="string">
            <text:p text:style-name="P22">$20-02</text:p>
          </table:table-cell>
          <table:table-cell table:style-name="t20.B3" office:value-type="string">
            <text:p text:style-name="P22">$20-12</text:p>
          </table:table-cell>
          <table:table-cell table:style-name="t20.B3" office:value-type="string">
            <text:p text:style-name="P22">$20-22</text:p>
          </table:table-cell>
          <table:covered-table-cell/>
        </table:table-row>
        <table:table-row>
          <table:table-cell table:style-name="t20.A3" office:value-type="string">
            <text:p text:style-name="P23">$20-93</text:p>
          </table:table-cell>
          <table:table-cell table:style-name="t20.B3" office:value-type="string">
            <text:p text:style-name="P24">$20-33</text:p>
          </table:table-cell>
          <table:table-cell table:style-name="t20.B3" office:value-type="string">
            <text:p text:style-name="P22">$20-63</text:p>
          </table:table-cell>
          <table:table-cell table:style-name="t20.B3" office:value-type="string">
            <text:p text:style-name="P22">$20-73</text:p>
          </table:table-cell>
          <table:table-cell table:style-name="t20.B3" office:value-type="string">
            <text:p text:style-name="P22">$20-83</text:p>
          </table:table-cell>
          <table:table-cell table:style-name="t20.B3" office:value-type="string">
            <text:p text:style-name="P22">$20-03</text:p>
          </table:table-cell>
          <table:table-cell table:style-name="t20.B3" office:value-type="string">
            <text:p text:style-name="P22">$20-13</text:p>
          </table:table-cell>
          <table:table-cell table:style-name="t20.B3" office:value-type="string">
            <text:p text:style-name="P22">$20-23</text:p>
          </table:table-cell>
          <table:covered-table-cell/>
        </table:table-row>
        <table:table-row>
          <table:table-cell table:style-name="t20.A7" office:value-type="string">
            <text:p text:style-name="P23">$20-94</text:p>
          </table:table-cell>
          <table:table-cell table:style-name="t20.B7" office:value-type="string">
            <text:p text:style-name="P24">$20-34</text:p>
          </table:table-cell>
          <table:table-cell table:style-name="t20.B7" office:value-type="string">
            <text:p text:style-name="P22">$20-64</text:p>
          </table:table-cell>
          <table:table-cell table:style-name="t20.B7" office:value-type="string">
            <text:p text:style-name="P22">$20-74</text:p>
          </table:table-cell>
          <table:table-cell table:style-name="t20.B7" office:value-type="string">
            <text:p text:style-name="P22">$20-84</text:p>
          </table:table-cell>
          <table:table-cell table:style-name="t20.B7" office:value-type="string">
            <text:p text:style-name="P22">$20-04</text:p>
          </table:table-cell>
          <table:table-cell table:style-name="t20.B7" office:value-type="string">
            <text:p text:style-name="P22">$20-14</text:p>
          </table:table-cell>
          <table:table-cell table:style-name="t20.B7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50"><draw:frame draw:style-name="fr2" draw:name="Объект140" text:anchor-type="as-char" svg:width="0.2693in" style:rel-width="scale" svg:height="0.2098in" style:rel-height="scale" draw:z-index="28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0">№ ист.</text:p>
          </table:table-cell>
          <table:table-cell table:style-name="t21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1.B2" office:value-type="string">
            <text:p text:style-name="P50"><draw:frame draw:style-name="fr2" draw:name="Объект142" text:anchor-type="as-char" svg:width="0.2071in" style:rel-width="scale" svg:height="0.2098in" style:rel-height="scale" draw:z-index="29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1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1.A3" office:value-type="string">
            <text:p text:style-name="P22">$21-<text:span text:style-name="T4">9</text:span>0</text:p>
          </table:table-cell>
          <table:table-cell table:style-name="t21.B3" office:value-type="string">
            <text:p text:style-name="P22">$21-30</text:p>
          </table:table-cell>
          <table:table-cell table:style-name="t21.B3" office:value-type="string">
            <text:p text:style-name="P22">$21-60</text:p>
          </table:table-cell>
          <table:table-cell table:style-name="t21.B3" office:value-type="string">
            <text:p text:style-name="P22">$21-70</text:p>
          </table:table-cell>
          <table:table-cell table:style-name="t21.B3" office:value-type="string">
            <text:p text:style-name="P22">$21-80</text:p>
          </table:table-cell>
          <table:table-cell table:style-name="t21.B3" office:value-type="string">
            <text:p text:style-name="P22">$21-00</text:p>
          </table:table-cell>
          <table:table-cell table:style-name="t21.B3" office:value-type="string">
            <text:p text:style-name="P22">$21-10</text:p>
          </table:table-cell>
          <table:table-cell table:style-name="t21.B3" office:value-type="string">
            <text:p text:style-name="P22">$21-20</text:p>
          </table:table-cell>
          <table:table-cell table:style-name="t21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1.A3" office:value-type="string">
            <text:p text:style-name="P23">$21-91</text:p>
          </table:table-cell>
          <table:table-cell table:style-name="t21.B3" office:value-type="string">
            <text:p text:style-name="P22">$21-31</text:p>
          </table:table-cell>
          <table:table-cell table:style-name="t21.B3" office:value-type="string">
            <text:p text:style-name="P22">$21-61</text:p>
          </table:table-cell>
          <table:table-cell table:style-name="t21.B3" office:value-type="string">
            <text:p text:style-name="P22">$21-71</text:p>
          </table:table-cell>
          <table:table-cell table:style-name="t21.B3" office:value-type="string">
            <text:p text:style-name="P22">$21-81</text:p>
          </table:table-cell>
          <table:table-cell table:style-name="t21.B3" office:value-type="string">
            <text:p text:style-name="P22">$21-01</text:p>
          </table:table-cell>
          <table:table-cell table:style-name="t21.B3" office:value-type="string">
            <text:p text:style-name="P22">$21-11</text:p>
          </table:table-cell>
          <table:table-cell table:style-name="t21.B3" office:value-type="string">
            <text:p text:style-name="P22">$21-21</text:p>
          </table:table-cell>
          <table:covered-table-cell/>
        </table:table-row>
        <table:table-row>
          <table:table-cell table:style-name="t21.A3" office:value-type="string">
            <text:p text:style-name="P23">$21-92</text:p>
          </table:table-cell>
          <table:table-cell table:style-name="t21.B3" office:value-type="string">
            <text:p text:style-name="P22">$21-32</text:p>
          </table:table-cell>
          <table:table-cell table:style-name="t21.B3" office:value-type="string">
            <text:p text:style-name="P22">$21-62</text:p>
          </table:table-cell>
          <table:table-cell table:style-name="t21.B3" office:value-type="string">
            <text:p text:style-name="P22">$21-72</text:p>
          </table:table-cell>
          <table:table-cell table:style-name="t21.B3" office:value-type="string">
            <text:p text:style-name="P22">$21-82</text:p>
          </table:table-cell>
          <table:table-cell table:style-name="t21.B3" office:value-type="string">
            <text:p text:style-name="P22">$21-02</text:p>
          </table:table-cell>
          <table:table-cell table:style-name="t21.B3" office:value-type="string">
            <text:p text:style-name="P22">$21-12</text:p>
          </table:table-cell>
          <table:table-cell table:style-name="t21.B3" office:value-type="string">
            <text:p text:style-name="P22">$21-22</text:p>
          </table:table-cell>
          <table:covered-table-cell/>
        </table:table-row>
        <table:table-row>
          <table:table-cell table:style-name="t21.A3" office:value-type="string">
            <text:p text:style-name="P23">$21-93</text:p>
          </table:table-cell>
          <table:table-cell table:style-name="t21.B3" office:value-type="string">
            <text:p text:style-name="P22">$21-33</text:p>
          </table:table-cell>
          <table:table-cell table:style-name="t21.B3" office:value-type="string">
            <text:p text:style-name="P22">$21-63</text:p>
          </table:table-cell>
          <table:table-cell table:style-name="t21.B3" office:value-type="string">
            <text:p text:style-name="P22">$21-73</text:p>
          </table:table-cell>
          <table:table-cell table:style-name="t21.B3" office:value-type="string">
            <text:p text:style-name="P22">$21-83</text:p>
          </table:table-cell>
          <table:table-cell table:style-name="t21.B3" office:value-type="string">
            <text:p text:style-name="P22">$21-03</text:p>
          </table:table-cell>
          <table:table-cell table:style-name="t21.B3" office:value-type="string">
            <text:p text:style-name="P22">$21-13</text:p>
          </table:table-cell>
          <table:table-cell table:style-name="t21.B3" office:value-type="string">
            <text:p text:style-name="P22">$21-23</text:p>
          </table:table-cell>
          <table:covered-table-cell/>
        </table:table-row>
        <table:table-row>
          <table:table-cell table:style-name="t21.A7" office:value-type="string">
            <text:p text:style-name="P23">$21-94</text:p>
          </table:table-cell>
          <table:table-cell table:style-name="t21.B7" office:value-type="string">
            <text:p text:style-name="P22">$21-34</text:p>
          </table:table-cell>
          <table:table-cell table:style-name="t21.B7" office:value-type="string">
            <text:p text:style-name="P22">$21-64</text:p>
          </table:table-cell>
          <table:table-cell table:style-name="t21.B7" office:value-type="string">
            <text:p text:style-name="P22">$21-74</text:p>
          </table:table-cell>
          <table:table-cell table:style-name="t21.B7" office:value-type="string">
            <text:p text:style-name="P22">$21-84</text:p>
          </table:table-cell>
          <table:table-cell table:style-name="t21.B7" office:value-type="string">
            <text:p text:style-name="P22">$21-04</text:p>
          </table:table-cell>
          <table:table-cell table:style-name="t21.B7" office:value-type="string">
            <text:p text:style-name="P22">$21-14</text:p>
          </table:table-cell>
          <table:table-cell table:style-name="t21.B7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2.B2" office:value-type="string">
            <text:p text:style-name="P50">№ ист.</text:p>
          </table:table-cell>
          <table:table-cell table:style-name="t2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3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4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14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f0" table:style-name="f0">
        <table:table-column table:style-name="f0.A"/>
        <table:table-row>
          <table:table-cell table:style-name="f0.A1" office:value-type="string">
            <text:p text:style-name="P48"><draw:frame draw:style-name="fr1" draw:name="Объект176" text:anchor-type="as-char" svg:y="-0.2953in" svg:width="2.2071in" style:rel-width="scale" svg:height="0.4929in" style:rel-height="scale" draw:z-index="21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7"><text:tab/></text:span></text:span><draw:frame draw:style-name="fr1" draw:name="Объект177" text:anchor-type="as-char" svg:y="-0.1902in" svg:width="1.4654in" style:rel-width="scale" svg:height="0.2508in" style:rel-height="scale" draw:z-index="2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8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28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3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34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35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8"><text:span text:style-name="T1"><draw:frame draw:style-name="fr1" draw:name="Объект23" text:anchor-type="as-char" svg:y="-0.1752in" svg:width="1.8909in" style:rel-width="scale" svg:height="0.2354in" style:rel-height="scale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4" text:anchor-type="as-char" svg:y="-0.2925in" svg:width="2.3756in" style:rel-width="scale" svg:height="0.4898in" style:rel-height="scale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5" text:anchor-type="as-char" svg:y="-0.1902in" svg:width="1.4654in" style:rel-width="scale" svg:height="0.2508in" style:rel-height="scale" draw:z-index="3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9"><text:span text:style-name="Основной_20_шрифт_20_абзаца"><text:span text:style-name="T18"><draw:frame draw:style-name="fr1" draw:name="Объект26" text:anchor-type="as-char" svg:y="-0.2953in" svg:width="1.7083in" style:rel-width="scale" svg:height="0.472in" style:rel-height="scale" draw:z-index="3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18"> <text:s text:c="5"/></text:span></text:span><text:span text:style-name="Основной_20_шрифт_20_абзаца"><text:span text:style-name="T18"><draw:frame draw:style-name="fr1" draw:name="Объект27" text:anchor-type="as-char" svg:y="-0.1902in" svg:width="1.4654in" style:rel-width="scale" svg:height="0.2508in" style:rel-height="scale" draw:z-index="4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8"><draw:frame draw:style-name="fr1" draw:name="Объект18" text:anchor-type="as-char" svg:y="-0.2929in" svg:width="2.4398in" style:rel-width="scale" svg:height="0.4902in" style:rel-height="scale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27"><text:tab/> <text:s text:c="4"/></text:span></text:span><draw:frame draw:style-name="fr1" draw:name="Объект19" text:anchor-type="as-char" svg:y="-0.1902in" svg:width="1.4654in" style:rel-width="scale" svg:height="0.2508in" style:rel-height="scale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1"/>
      <text:p text:style-name="Обычный"><text:span text:style-name="Основной_20_шрифт_20_абзаца"><text:span text:style-name="T103">Выводы:</text:span></text:span><text:span text:style-name="Основной_20_шрифт_20_абзаца"><text:span text:style-name="T105"> </text:span></text:span><text:span text:style-name="Основной_20_шрифт_20_абзаца"><text:span text:style-name="T101"><text:tab/>Годен (не годен)</text:span></text:span></text:p>
      <text:p text:style-name="P46"/>
      <text:p text:style-name="P46">Квитанция-счёт: № 48_______;</text:p>
      <text:p text:style-name="P58"><text:span text:style-name="Основной_20_шрифт_20_абзаца"><text:span text:style-name="T101">Свидетельство (заключение о непригодности)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</text:span></text:span></text:p>
      <text:p text:style-name="P58"><text:soft-page-break/><text:span text:style-name="Основной_20_шрифт_20_абзаца"><text:span text:style-name="T101">Клеймо-наклейка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 </text:span></text:span></text:p>
      <text:p text:style-name="P46"/>
      <text:p text:style-name="P54"><text:span text:style-name="Основной_20_шрифт_20_абзаца"><text:span text:style-name="T101">Дата </text:span></text:span><text:span text:style-name="Основной_20_шрифт_20_абзаца"><text:span text:style-name="T102"><text:s text:c="30"/></text:span></text:span><text:span text:style-name="Основной_20_шрифт_20_абзаца"><text:span text:style-name="T10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1T16:18:29.02</dc:date>
    <meta:editing-duration>P4DT4H10M50S</meta:editing-duration>
    <meta:editing-cycles>444</meta:editing-cycles>
    <meta:generator>OpenOffice/4.1.6$Win32 OpenOffice.org_project/416m1$Build-9790</meta:generator>
    <meta:print-date>2020-06-30T13:14:39.23</meta:print-date>
    <meta:document-statistic meta:table-count="75" meta:image-count="0" meta:object-count="43" meta:page-count="9" meta:paragraph-count="1966" meta:word-count="3077" meta:character-count="17772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